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 svg:font-family="Arial"/>
    <style:font-face style:name="NimbusRomNo9L-Regu" svg:font-family="NimbusRomNo9L-Regu"/>
    <style:font-face style:name="Tahoma1" svg:font-family="Tahoma"/>
    <style:font-face style:name="ArialMT" svg:font-family="ArialMT" style:font-family-generic="swiss"/>
    <style:font-face style:name="Helvetica" svg:font-family="Helvetica" style:font-family-generic="swiss"/>
    <style:font-face style:name="Arial2" svg:font-family="Arial" style:font-family-generic="decorative" style:font-pitch="variable"/>
    <style:font-face style:name="Times New Roman" svg:font-family="'Times New Roman'" style:font-family-generic="decorative" style:font-pitch="variable"/>
    <style:font-face style:name="Andale Sans UI" svg:font-family="'Andale Sans UI'" style:font-family-generic="swiss" style:font-pitch="variable"/>
    <style:font-face style:name="Arial1" svg:font-family="Arial" style:font-family-generic="swiss" style:font-pitch="variable"/>
    <style:font-face style:name="Lucida Grande" svg:font-family="'Lucida Grande'"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1" fo:font-size="13pt" style:font-name-asian="NimbusRomNo9L-Regu" style:font-size-asian="13pt" style:font-name-complex="NimbusRomNo9L-Regu" style:font-size-complex="13pt"/>
    </style:style>
    <style:style style:name="P2" style:family="paragraph" style:parent-style-name="Standard" style:list-style-name="L1">
      <style:paragraph-properties fo:text-align="start" style:justify-single-word="false" style:text-autospace="none"/>
      <style:text-properties fo:color="#000000" style:font-name="Arial1" fo:font-size="13pt" style:font-name-asian="NimbusRomNo9L-Regu" style:font-size-asian="13pt" style:font-name-complex="NimbusRomNo9L-Regu" style:font-size-complex="13pt"/>
    </style:style>
    <style:style style:name="P3" style:family="paragraph" style:parent-style-name="Standard">
      <style:paragraph-properties style:text-autospace="none"/>
      <style:text-properties fo:color="#000000" style:font-name="Arial1" fo:font-size="13pt" style:font-name-asian="NimbusRomNo9L-Regu" style:font-size-asian="13pt" style:font-name-complex="NimbusRomNo9L-Regu" style:font-size-complex="13pt"/>
    </style:style>
    <style:style style:name="P4" style:family="paragraph" style:parent-style-name="Standard">
      <style:paragraph-properties style:text-autospace="none"/>
      <style:text-properties style:use-window-font-color="true" style:font-name="Arial1" fo:font-size="13pt" style:font-name-asian="NimbusRomNo9L-Regu" style:font-size-asian="13pt" style:font-name-complex="NimbusRomNo9L-Regu" style:font-size-complex="13pt"/>
    </style:style>
    <style:style style:name="P5" style:family="paragraph" style:parent-style-name="Standard">
      <style:paragraph-properties fo:text-align="start" style:justify-single-word="false" style:text-autospace="none"/>
      <style:text-properties style:use-window-font-color="true" style:font-name="Arial1" fo:font-size="13pt" style:font-name-asian="NimbusRomNo9L-Regu" style:font-size-asian="13pt" style:font-name-complex="NimbusRomNo9L-Regu" style:font-size-complex="13pt"/>
    </style:style>
    <style:style style:name="P6" style:family="paragraph" style:parent-style-name="Standard">
      <style:paragraph-properties style:text-autospace="none"/>
      <style:text-properties style:font-name="Arial1" fo:font-size="13pt" style:font-size-asian="13pt" style:font-size-complex="13pt"/>
    </style:style>
    <style:style style:name="P7" style:family="paragraph" style:parent-style-name="Standard">
      <style:text-properties style:font-name="Arial1" fo:font-size="13pt" style:font-size-asian="13pt" style:font-size-complex="13pt"/>
    </style:style>
    <style:style style:name="P8" style:family="paragraph" style:parent-style-name="Standard">
      <style:paragraph-properties fo:text-align="start" style:justify-single-word="false" style:text-autospace="none"/>
      <style:text-properties style:font-name="Arial1" fo:font-size="13pt" style:font-size-asian="13pt" style:font-size-complex="13pt"/>
    </style:style>
    <style:style style:name="P9" style:family="paragraph" style:parent-style-name="Standard" style:list-style-name="L2">
      <style:text-properties style:font-name="Arial1" fo:font-size="13pt" style:font-size-asian="13pt" style:font-size-complex="13pt"/>
    </style:style>
    <style:style style:name="P10" style:family="paragraph" style:parent-style-name="Standard" style:list-style-name="L3">
      <style:text-properties style:font-name="Arial1" fo:font-size="13pt" style:font-size-asian="13pt" style:font-size-complex="13pt"/>
    </style:style>
    <style:style style:name="P11" style:family="paragraph" style:parent-style-name="Standard" style:list-style-name="L4">
      <style:paragraph-properties fo:text-align="start" style:justify-single-word="false"/>
      <style:text-properties style:font-name="Arial1" fo:font-size="13pt" style:font-size-asian="13pt" style:font-size-complex="13pt"/>
    </style:style>
    <style:style style:name="P12" style:family="paragraph" style:parent-style-name="Standard">
      <style:paragraph-properties style:text-autospace="none"/>
      <style:text-properties style:use-window-font-color="true" style:font-name="Arial1" fo:font-size="13pt" style:font-name-asian="Helvetica" style:font-size-asian="13pt" style:font-name-complex="Helvetica" style:font-size-complex="13pt"/>
    </style:style>
    <style:style style:name="P13" style:family="paragraph" style:parent-style-name="Frame_20_contents">
      <style:text-properties fo:color="#800000" fo:font-size="16pt" fo:font-weight="bold" style:font-size-asian="16pt" style:font-weight-asian="bold" style:font-size-complex="16pt" style:font-weight-complex="bold"/>
    </style:style>
    <style:style style:name="P14" style:family="paragraph" style:parent-style-name="Frame_20_contents">
      <style:paragraph-properties fo:text-align="start" style:justify-single-word="false"/>
      <style:text-properties fo:color="#800000" fo:font-size="16pt" fo:font-weight="bold" style:font-size-asian="16pt" style:font-weight-asian="bold" style:font-size-complex="16pt" style:font-weight-complex="bold"/>
    </style:style>
    <style:style style:name="P15" style:family="paragraph" style:parent-style-name="Frame_20_contents">
      <style:paragraph-properties fo:text-align="start" style:justify-single-word="false"/>
      <style:text-properties fo:font-size="16pt" fo:font-weight="bold" style:font-size-asian="16pt" style:font-weight-asian="bold" style:font-size-complex="16pt" style:font-weight-complex="bold"/>
    </style:style>
    <style:style style:name="P16" style:family="paragraph" style:parent-style-name="Frame_20_contents">
      <style:paragraph-properties fo:text-align="start" style:justify-single-word="false"/>
    </style:style>
    <style:style style:name="P17" style:family="paragraph" style:parent-style-name="Header">
      <style:text-properties fo:color="#ffffff" fo:font-size="32pt" style:font-size-asian="32pt" style:font-size-complex="32pt"/>
    </style:style>
    <style:style style:name="P18" style:family="paragraph" style:parent-style-name="Header">
      <style:paragraph-properties fo:text-align="start" style:justify-single-word="false"/>
      <style:text-properties fo:color="#800000" style:font-name="Lucida Grande" fo:font-size="24pt" fo:font-weight="bold" style:font-name-asian="Helvetica" style:font-size-asian="24pt" style:font-weight-asian="bold" style:font-name-complex="Helvetica" style:font-size-complex="24pt" style:font-weight-complex="bold"/>
    </style:style>
    <style:style style:name="P19" style:family="paragraph" style:parent-style-name="Header">
      <style:text-properties fo:color="#800000" style:font-name="Arial1" fo:font-size="16pt" style:font-size-asian="28pt" style:font-size-complex="28pt"/>
    </style:style>
    <style:style style:name="P20" style:family="paragraph" style:parent-style-name="Standard">
      <style:paragraph-properties fo:text-align="start" style:justify-single-word="false" style:text-autospace="none"/>
      <style:text-properties fo:color="#000000" style:font-name="Arial1" fo:font-size="13pt" style:font-name-asian="NimbusRomNo9L-Regu" style:font-size-asian="13pt" style:font-name-complex="NimbusRomNo9L-Regu" style:font-size-complex="13pt"/>
    </style:style>
    <style:style style:name="P21" style:family="paragraph" style:parent-style-name="Standard">
      <style:paragraph-properties style:text-autospace="none"/>
      <style:text-properties fo:color="#000000" style:font-name="Arial1" fo:font-size="13pt" style:font-name-asian="NimbusRomNo9L-Regu" style:font-size-asian="13pt" style:font-name-complex="NimbusRomNo9L-Regu" style:font-size-complex="13pt"/>
    </style:style>
    <style:style style:name="P22" style:family="paragraph" style:parent-style-name="Standard">
      <style:paragraph-properties style:text-autospace="none"/>
      <style:text-properties style:use-window-font-color="true" style:font-name="Arial1" fo:font-size="13pt" style:font-name-asian="NimbusRomNo9L-Regu" style:font-size-asian="13pt" style:font-name-complex="NimbusRomNo9L-Regu" style:font-size-complex="13pt"/>
    </style:style>
    <style:style style:name="P23" style:family="paragraph" style:parent-style-name="Standard">
      <style:paragraph-properties fo:text-align="start" style:justify-single-word="false" style:text-autospace="none"/>
      <style:text-properties style:use-window-font-color="true" style:font-name="Arial1" fo:font-size="13pt" style:font-name-asian="NimbusRomNo9L-Regu" style:font-size-asian="13pt" style:font-name-complex="NimbusRomNo9L-Regu" style:font-size-complex="13pt"/>
    </style:style>
    <style:style style:name="P24" style:family="paragraph" style:parent-style-name="Standard">
      <style:paragraph-properties style:text-autospace="none"/>
      <style:text-properties style:use-window-font-color="true" style:font-name="Arial1" fo:font-size="13pt" style:font-name-asian="Helvetica" style:font-size-asian="13pt" style:font-name-complex="Helvetica" style:font-size-complex="13pt"/>
    </style:style>
    <style:style style:name="P25" style:family="paragraph" style:parent-style-name="Standard">
      <style:text-properties style:font-name="Arial1" fo:font-size="13pt" style:font-size-asian="13pt" style:font-size-complex="13pt"/>
    </style:style>
    <style:style style:name="P26" style:family="paragraph" style:parent-style-name="Standard">
      <style:paragraph-properties style:text-autospace="none"/>
      <style:text-properties style:font-name="Arial1" fo:font-size="13pt" style:font-size-asian="13pt" style:font-size-complex="13pt"/>
    </style:style>
    <style:style style:name="P27" style:family="paragraph" style:parent-style-name="Standard">
      <style:paragraph-properties fo:text-align="start" style:justify-single-word="false" style:text-autospace="none"/>
      <style:text-properties style:font-name="Arial1" fo:font-size="13pt" style:font-size-asian="13pt" style:font-size-complex="13pt"/>
    </style:style>
    <style:style style:name="P28" style:family="paragraph" style:parent-style-name="Frame_20_contents">
      <style:text-properties fo:color="#800000" fo:font-size="16pt" fo:font-weight="bold" style:font-size-asian="16pt" style:font-weight-asian="bold" style:font-size-complex="16pt" style:font-weight-complex="bold"/>
    </style:style>
    <style:style style:name="P29" style:family="paragraph" style:parent-style-name="Frame_20_contents">
      <style:paragraph-properties fo:text-align="start" style:justify-single-word="false"/>
      <style:text-properties fo:color="#800000" fo:font-size="16pt" fo:font-weight="bold" style:font-size-asian="16pt" style:font-weight-asian="bold" style:font-size-complex="16pt" style:font-weight-complex="bold"/>
    </style:style>
    <style:style style:name="P30" style:family="paragraph" style:parent-style-name="Frame_20_contents">
      <style:paragraph-properties fo:text-align="start" style:justify-single-word="false"/>
      <style:text-properties fo:font-size="16pt" fo:font-weight="bold" style:font-size-asian="16pt" style:font-weight-asian="bold" style:font-size-complex="16pt" style:font-weight-complex="bold"/>
    </style:style>
    <style:style style:name="P31" style:family="paragraph" style:parent-style-name="Frame_20_contents">
      <style:paragraph-properties fo:text-align="start" style:justify-single-word="false"/>
    </style:style>
    <style:style style:name="P32" style:family="paragraph" style:parent-style-name="Standard" style:list-style-name="L1">
      <style:paragraph-properties fo:text-align="start" style:justify-single-word="false" style:text-autospace="none"/>
      <style:text-properties fo:color="#000000" style:font-name="Arial1" fo:font-size="13pt" style:font-name-asian="NimbusRomNo9L-Regu" style:font-size-asian="13pt" style:font-name-complex="NimbusRomNo9L-Regu" style:font-size-complex="13pt"/>
    </style:style>
    <style:style style:name="P33" style:family="paragraph" style:parent-style-name="Standard" style:list-style-name="L1">
      <style:paragraph-properties fo:text-align="start" style:justify-single-word="false" style:text-autospace="none"/>
      <style:text-properties fo:color="#000000" style:font-name="Arial1" fo:font-size="13pt" style:font-name-asian="NimbusRomNo9L-Regu" style:font-size-asian="13pt" style:font-name-complex="NimbusRomNo9L-Regu" style:font-size-complex="13pt"/>
    </style:style>
    <style:style style:name="P34" style:family="paragraph" style:parent-style-name="Standard" style:list-style-name="L2">
      <style:text-properties style:font-name="Arial1" fo:font-size="13pt" style:font-size-asian="13pt" style:font-size-complex="13pt"/>
    </style:style>
    <style:style style:name="P35" style:family="paragraph" style:parent-style-name="Standard" style:list-style-name="L2">
      <style:text-properties style:font-name="Arial1" fo:font-size="13pt" style:font-size-asian="13pt" style:font-size-complex="13pt"/>
    </style:style>
    <style:style style:name="P36" style:family="paragraph" style:parent-style-name="Standard" style:list-style-name="L2">
      <style:text-properties style:font-name="Arial1" fo:font-size="13pt" style:font-size-asian="13pt" style:font-size-complex="13pt"/>
    </style:style>
    <style:style style:name="P37" style:family="paragraph" style:parent-style-name="Standard" style:list-style-name="L2">
      <style:text-properties style:font-name="Arial1" fo:font-size="13pt" style:font-size-asian="13pt" style:font-size-complex="13pt"/>
    </style:style>
    <style:style style:name="P38" style:family="paragraph" style:parent-style-name="Standard" style:list-style-name="L3">
      <style:text-properties style:font-name="Arial1" fo:font-size="13pt" style:font-size-asian="13pt" style:font-size-complex="13pt"/>
    </style:style>
    <style:style style:name="P39" style:family="paragraph" style:parent-style-name="Standard" style:list-style-name="L3">
      <style:text-properties style:font-name="Arial1" fo:font-size="13pt" style:font-size-asian="13pt" style:font-size-complex="13pt"/>
    </style:style>
    <style:style style:name="P40" style:family="paragraph" style:parent-style-name="Standard" style:list-style-name="L3">
      <style:text-properties style:font-name="Arial1" fo:font-size="13pt" style:font-size-asian="13pt" style:font-size-complex="13pt"/>
    </style:style>
    <style:style style:name="P41" style:family="paragraph" style:parent-style-name="Standard" style:list-style-name="L3">
      <style:text-properties style:font-name="Arial1" fo:font-size="13pt" style:font-size-asian="13pt" style:font-size-complex="13pt"/>
    </style:style>
    <style:style style:name="P42" style:family="paragraph" style:parent-style-name="Standard" style:list-style-name="L3">
      <style:text-properties style:font-name="Arial1" fo:font-size="13pt" style:font-size-asian="13pt" style:font-size-complex="13pt"/>
    </style:style>
    <style:style style:name="P43" style:family="paragraph" style:parent-style-name="Standard" style:list-style-name="L2">
      <style:text-properties style:font-name="Arial1" fo:font-size="13pt" style:font-size-asian="13pt" style:font-size-complex="13pt"/>
    </style:style>
    <style:style style:name="P44" style:family="paragraph" style:parent-style-name="Standard" style:list-style-name="L4">
      <style:paragraph-properties fo:text-align="start" style:justify-single-word="false"/>
      <style:text-properties style:font-name="Arial1" fo:font-size="13pt" style:font-size-asian="13pt" style:font-size-complex="13pt"/>
    </style:style>
    <style:style style:name="P45" style:family="paragraph" style:parent-style-name="Standard" style:list-style-name="L4">
      <style:paragraph-properties fo:text-align="start" style:justify-single-word="false"/>
      <style:text-properties style:font-name="Arial1" fo:font-size="13pt" style:font-size-asian="13pt" style:font-size-complex="13pt"/>
    </style:style>
    <style:style style:name="P46" style:family="paragraph" style:parent-style-name="Standard" style:list-style-name="L4">
      <style:paragraph-properties fo:text-align="start" style:justify-single-word="false"/>
      <style:text-properties style:font-name="Arial1" fo:font-size="13pt" style:font-size-asian="13pt" style:font-size-complex="13pt"/>
    </style:style>
    <style:style style:name="P47" style:family="paragraph" style:parent-style-name="Standard" style:list-style-name="L4">
      <style:paragraph-properties fo:text-align="start" style:justify-single-word="false"/>
      <style:text-properties style:font-name="Arial1" fo:font-size="13pt" style:font-size-asian="13pt" style:font-size-complex="13pt"/>
    </style:style>
    <style:style style:name="P48" style:family="paragraph" style:parent-style-name="Standard" style:list-style-name="L4">
      <style:paragraph-properties fo:text-align="start" style:justify-single-word="false"/>
      <style:text-properties style:font-name="Arial1" fo:font-size="13pt" style:font-size-asian="13pt" style:font-size-complex="13pt"/>
    </style:style>
    <style:style style:name="P49" style:family="paragraph" style:parent-style-name="Standard" style:list-style-name="L4">
      <style:paragraph-properties fo:text-align="start" style:justify-single-word="false"/>
      <style:text-properties style:font-name="Arial1" fo:font-size="13pt" style:font-size-asian="13pt" style:font-size-complex="13pt"/>
    </style:style>
    <style:style style:name="T1" style:family="text">
      <style:text-properties style:use-window-font-color="true" fo:font-weight="bold" style:font-weight-asian="bold" style:font-weight-complex="bold"/>
    </style:style>
    <style:style style:name="T2" style:family="text">
      <style:text-properties style:use-window-font-color="true"/>
    </style:style>
    <style:style style:name="T3" style:family="text">
      <style:text-properties fo:color="#000000"/>
    </style:style>
    <style:style style:name="T4" style:family="text">
      <style:text-properties style:font-name-asian="ArialMT" style:font-name-complex="ArialMT"/>
    </style:style>
    <style:style style:name="T5" style:family="text">
      <style:text-properties fo:font-weight="bold" style:font-weight-asian="bold" style:font-weight-complex="bold"/>
    </style:style>
    <style:style style:name="T6" style:family="text">
      <style:text-properties style:use-window-font-color="true" style:font-name-asian="NimbusRomNo9L-Regu" style:font-name-complex="NimbusRomNo9L-Regu"/>
    </style:style>
    <style:style style:name="T7" style:family="text">
      <style:text-properties style:use-window-font-color="true" fo:font-weight="bold" style:font-name-asian="NimbusRomNo9L-Regu" style:font-weight-asian="bold" style:font-name-complex="NimbusRomNo9L-Regu" style:font-weight-complex="bold"/>
    </style:style>
    <style:style style:name="T8" style:family="text">
      <style:text-properties fo:color="#800000"/>
    </style:style>
    <style:style style:name="T9" style:family="text">
      <style:text-properties fo:color="#800000" fo:font-size="16pt" fo:font-weight="bold" style:font-size-asian="16pt" style:font-weight-asian="bold" style:font-size-complex="16pt" style:font-weight-complex="bold"/>
    </style:style>
    <style:style style:name="T10" style:family="text">
      <style:text-properties fo:color="#800000"/>
    </style:style>
    <style:style style:name="T11" style:family="text">
      <style:text-properties fo:color="#800000" fo:font-weight="bold" style:font-weight-asian="bold" style:font-weight-complex="bold"/>
    </style:style>
    <style:style style:name="T12" style:family="text">
      <style:text-properties fo:color="#800000" fo:font-size="16pt" fo:font-weight="bold" style:font-size-asian="16pt" style:font-weight-asian="bold" style:font-size-complex="16pt" style:font-weight-complex="bold"/>
    </style:style>
    <style:style style:name="T13" style:family="text">
      <style:text-properties style:font-name="Arial1"/>
    </style:style>
    <style:style style:name="T14" style:family="text">
      <style:text-properties fo:color="#000000"/>
    </style:style>
    <style:style style:name="T15" style:family="text">
      <style:text-properties fo:color="#000000" style:text-line-through-style="none" style:font-name="Arial2"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weight="bold" style:font-name-asian="NimbusRomNo9L-Regu" style:font-weight-asian="bold" style:font-name-complex="NimbusRomNo9L-Regu" style:font-weight-complex="bold"/>
    </style:style>
    <style:style style:name="T19" style:family="text">
      <style:text-properties style:use-window-font-color="true" style:font-name-asian="NimbusRomNo9L-Regu" style:font-name-complex="NimbusRomNo9L-Regu"/>
    </style:style>
    <style:style style:name="T20" style:family="text">
      <style:text-properties style:font-name-asian="ArialMT" style:font-name-complex="ArialMT"/>
    </style:style>
    <style:style style:name="T21"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style:columns fo:column-count="2" fo:column-gap="0in">
          <style:column style:rel-width="32767*" fo:start-indent="0in" fo:end-indent="0in"/>
          <style:column style:rel-width="32768*" fo:start-indent="0in" fo:end-indent="0in"/>
        </style:columns>
      </style:graphic-properties>
    </style:style>
    <style:style style:name="fr2" style:family="graphic" style:parent-style-name="Frame">
      <style:graphic-properties fo:margin-top="0.0791in" fo:margin-bottom="0.0791in" style:vertical-pos="from-top" style:vertical-rel="page" style:horizontal-pos="from-left" style:horizontal-rel="page" fo:padding="0in" fo:border="none" style:shadow="none"/>
    </style:style>
    <style:style style:name="fr3" style:family="graphic" style:parent-style-name="OLE">
      <style:graphic-properties style:vertical-pos="from-top" style:vertical-rel="paragraph" style:horizontal-pos="from-left" style:horizontal-rel="paragraph" fo:background-color="#cccccc" style:background-transparency="0%" draw:ole-draw-aspect="1">
        <style:background-image/>
      </style:graphic-properties>
    </style:style>
    <style:style style:name="fr4" style:family="graphic" style:parent-style-name="OLE">
      <style:graphic-properties style:vertical-pos="from-top" style:vertical-rel="page" style:horizontal-pos="from-left" style:horizontal-rel="page" fo:background-color="#cccccc" style:background-transparency="0%" draw:ole-draw-aspect="1">
        <style:background-image/>
      </style:graphic-properties>
    </style:style>
    <style:style style:name="fr5"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6" style:family="graphic" style:parent-style-name="Frame">
      <style:graphic-properties style:vertical-pos="from-top" style:vertical-rel="paragraph" style:horizontal-pos="from-left" style:horizontal-rel="paragraph" fo:padding="0in" fo:border="none" style:shadow="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1701in" text:min-label-width="0.25in"/>
        <style:text-properties style:font-name="StarSymbol1"/>
      </text:list-level-style-bullet>
      <text:list-level-style-bullet text:level="3" text:style-name="Bullet_20_Symbols" style:num-suffix="." text:bullet-char="•">
        <style:list-level-properties text:space-before="0.3402in" text:min-label-width="0.25in"/>
        <style:text-properties style:font-name="StarSymbol1"/>
      </text:list-level-style-bullet>
      <text:list-level-style-bullet text:level="4" text:style-name="Bullet_20_Symbols" style:num-suffix="." text:bullet-char="•">
        <style:list-level-properties text:space-before="0.5102in" text:min-label-width="0.25in"/>
        <style:text-properties style:font-name="StarSymbol1"/>
      </text:list-level-style-bullet>
      <text:list-level-style-bullet text:level="5" text:style-name="Bullet_20_Symbols" style:num-suffix="." text:bullet-char="•">
        <style:list-level-properties text:space-before="0.6807in" text:min-label-width="0.25in"/>
        <style:text-properties style:font-name="StarSymbol1"/>
      </text:list-level-style-bullet>
      <text:list-level-style-bullet text:level="6" text:style-name="Bullet_20_Symbols" style:num-suffix="." text:bullet-char="•">
        <style:list-level-properties text:space-before="0.8508in" text:min-label-width="0.25in"/>
        <style:text-properties style:font-name="StarSymbol1"/>
      </text:list-level-style-bullet>
      <text:list-level-style-bullet text:level="7" text:style-name="Bullet_20_Symbols" style:num-suffix="." text:bullet-char="•">
        <style:list-level-properties text:space-before="1.0209in" text:min-label-width="0.25in"/>
        <style:text-properties style:font-name="StarSymbol1"/>
      </text:list-level-style-bullet>
      <text:list-level-style-bullet text:level="8" text:style-name="Bullet_20_Symbols" style:num-suffix="." text:bullet-char="•">
        <style:list-level-properties text:space-before="1.1909in" text:min-label-width="0.25in"/>
        <style:text-properties style:font-name="StarSymbol1"/>
      </text:list-level-style-bullet>
      <text:list-level-style-bullet text:level="9" text:style-name="Bullet_20_Symbols" style:num-suffix="." text:bullet-char="•">
        <style:list-level-properties text:space-before="1.361in" text:min-label-width="0.25in"/>
        <style:text-properties style:font-name="StarSymbol1"/>
      </text:list-level-style-bullet>
      <text:list-level-style-bullet text:level="10" text:style-name="Bullet_20_Symbols" style:num-suffix="." text:bullet-char="•">
        <style:list-level-properties text:space-before="1.5311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1972in" text:min-label-width="0.25in"/>
        <style:text-properties style:font-name="StarSymbol1"/>
      </text:list-level-style-bullet>
      <text:list-level-style-bullet text:level="3" text:style-name="Bullet_20_Symbols" style:num-suffix="." text:bullet-char="•">
        <style:list-level-properties text:space-before="0.3945in" text:min-label-width="0.25in"/>
        <style:text-properties style:font-name="StarSymbol1"/>
      </text:list-level-style-bullet>
      <text:list-level-style-bullet text:level="4" text:style-name="Bullet_20_Symbols" style:num-suffix="." text:bullet-char="•">
        <style:list-level-properties text:space-before="0.5917in" text:min-label-width="0.25in"/>
        <style:text-properties style:font-name="StarSymbol1"/>
      </text:list-level-style-bullet>
      <text:list-level-style-bullet text:level="5" text:style-name="Bullet_20_Symbols" style:num-suffix="." text:bullet-char="•">
        <style:list-level-properties text:space-before="0.789in" text:min-label-width="0.25in"/>
        <style:text-properties style:font-name="StarSymbol1"/>
      </text:list-level-style-bullet>
      <text:list-level-style-bullet text:level="6" text:style-name="Bullet_20_Symbols" style:num-suffix="." text:bullet-char="•">
        <style:list-level-properties text:space-before="0.9862in" text:min-label-width="0.25in"/>
        <style:text-properties style:font-name="StarSymbol1"/>
      </text:list-level-style-bullet>
      <text:list-level-style-bullet text:level="7" text:style-name="Bullet_20_Symbols" style:num-suffix="." text:bullet-char="•">
        <style:list-level-properties text:space-before="1.1835in" text:min-label-width="0.25in"/>
        <style:text-properties style:font-name="StarSymbol1"/>
      </text:list-level-style-bullet>
      <text:list-level-style-bullet text:level="8" text:style-name="Bullet_20_Symbols" style:num-suffix="." text:bullet-char="•">
        <style:list-level-properties text:space-before="1.3807in" text:min-label-width="0.25in"/>
        <style:text-properties style:font-name="StarSymbol1"/>
      </text:list-level-style-bullet>
      <text:list-level-style-bullet text:level="9" text:style-name="Bullet_20_Symbols" style:num-suffix="." text:bullet-char="•">
        <style:list-level-properties text:space-before="1.578in" text:min-label-width="0.25in"/>
        <style:text-properties style:font-name="StarSymbol1"/>
      </text:list-level-style-bullet>
      <text:list-level-style-bullet text:level="10" text:style-name="Bullet_20_Symbols" style:num-suffix="." text:bullet-char="•">
        <style:list-level-properties text:space-before="1.7752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4902in" svg:y="1.2528in" fo:min-width="10.1319in" svg:height="3.8402in" draw:z-index="3">
        <draw:text-box>
          <text:p text:style-name="P1">Fastpath Logic's <text:span text:style-name="T1">chip specification language (CSL) compiler </text:span>automates generation of the C++ simulator, RTL testbench and RTL design code.<text:span text:style-name="T2"> </text:span>The generated code supports a standard RTL and functional verification methodology. <text:s/><text:span text:style-name="T2">Designs are described at the architectural level in CSL.</text:span></text:p>
          <text:p text:style-name="P1"/>
          <text:p text:style-name="P1">RTL coding tasks fall into two categories:</text:p>
          <text:list text:style-name="L1">
            <text:list-item>
              <text:p text:style-name="P2">Algorithmic: the datapaths and control logic that differentiate your implementation from the competition.</text:p>
            </text:list-item>
            <text:list-item>
              <text:p text:style-name="P2">Chip and verification infrastructure: the additional constants, structures, and connectivity required to connect the implementation of your algorithm to the rest of the chip, the system, the verification environment, and the application software.</text:p>
            </text:list-item>
          </text:list>
          <text:p text:style-name="P3"/>
          <text:p text:style-name="P4"><text:span text:style-name="T3">The algorithm is what you create and implement for each project. The chip and verification infrastructure is what you have to develop to build and test your design. </text:span><text:span text:style-name="T4"><text:s/>An important problem results from the fact algorithms change substantially if not completely from project to project</text:span>. <text:span text:style-name="T4">Each project needs to develop custom chip and verification infrastructure components. </text:span>Chip and verification infrastructure component creation is repetitive and the method used to create the infrastructure does not change much from project to project. <text:span text:style-name="T3">Fastpath Logic's</text:span><text:span text:style-name="T5"> CSL compiler <text:s/>automates the chip and verification infrastructure generation tasks.</text:span> <text:s/>Moreover, a single input file facilitates architectural and design exploration. </text:p>
          <text:p text:style-name="P4"/>
          <text:p text:style-name="P5">A typical RTL and verification flow is shown in figure 1. Typically, different tools are used to generate the C++ simulator and RTL infrastructure code which leads to consistency problems in the generated code. <text:span text:style-name="T5">Creating the infrastructure components (blue) is a time consuming and error prone process. The process is complicated because infrastructure components require ongoing changes throughout the project life cycle.</text:span></text:p>
        </draw:text-box>
      </draw:frame>
      <draw:frame draw:style-name="fr1" draw:name="Frame2" text:anchor-type="page" text:anchor-page-number="2" svg:x="0.5236in" svg:y="1.2028in" fo:min-width="9.9756in" svg:height="1.8398in" draw:z-index="0">
        <draw:text-box>
          <text:p text:style-name="P6"><text:span text:style-name="T6">The Fastpath Logic solution is shown in figure 2. <text:s/>In contrast to the typical solution that uses many different tools and inputs, Fastpath Logic provides the CSL compiler that accepts a </text:span><text:span text:style-name="T7">single</text:span><text:span text:style-name="T6"> input source</text:span>. This compiler generates C++ and RTL infrastructure code (e.g. the infrastructure components for the C++ simulator, RTL testbench and RTL implementation). <text:s/>The infrastructure code is used to support the standard Silicon Valley chip design methodology. The CSL compiler also checks the CSL library code against the CSL infrastructure code. <text:s/>Because of the single input source, <text:span text:style-name="T5">the CSL compiler generates the infrastructure component interfaces and thus eliminates consistency problems and bugs</text:span> between RTL modules, C++ classes and RTL code. A partial list of the generated interfaces include vector and architectural state C++ writers and sockets, C++/RTL units and unit instantiations, RTL testbench memories for vectors and architectural state, RTL testbench comparators.</text:p>
        </draw:text-box>
      </draw:frame>
      <draw:frame draw:style-name="fr1" draw:name="Frame5" text:anchor-type="page" text:anchor-page-number="3" svg:x="0.5327in" svg:y="1.1811in" svg:width="9.9346in" draw:z-index="1">
        <draw:text-box fo:min-height="1.5819in">
          <text:p text:style-name="P7">The automatically generated interfaces between the C++ simulator, RTL testbench, and RTL DUT infrastructure components are shown in the figure below. The user defines the chip specification language (CSL) file, the C++ simulator user logic (orange) and the RTL user logic (orange). The CSL compiler (yellow) compiles the CSL file <text:s/>and generates the infrastructure components (blue) for the C++ simulator, RTL testbench and DUT interconnect infrastructure components. The blue boxes in figure 3 are the generated infrastructure components. The C++ simulator executes tests which generate vectors (green) which are sent to the testbench from the simulator via files or a socket (future). The vectors are loaded into the RTL testbench (blue) and the design is simulated. The stimulus vectors drive the DUT inputs, and the expected vectors are compared against the DUT outputs. </text:p>
        </draw:text-box>
      </draw:frame>
      <draw:frame draw:style-name="fr1" draw:name="Frame4" text:anchor-type="page" text:anchor-page-number="2" svg:x="0.5236in" svg:y="5.9591in" fo:min-width="9.9602in" svg:height="2.0583in" draw:z-index="16">
        <draw:text-box>
          <text:p text:style-name="P6">There are three major infrastructure component groups shown in figure 3 that need to be constructed to implement and verify a processor or an algorithmically intensive chip design. </text:p>
          <text:p text:style-name="P6"/>
          <text:p text:style-name="P7">1. The C++ simulator that models the behavior of the chip, generates the stimulus and expected vectors as well as the architectural state that is used to verify the design under test.</text:p>
          <text:p text:style-name="P7"/>
          <text:p text:style-name="P8">2. The RTL testbench is used to apply the stimulus vectors, <text:s/>compare the expected architectural state against the DUT architectural state, and compare the expected vectors and DUT output vectors.</text:p>
          <text:p text:style-name="P6"/>
          <text:p text:style-name="P6">3. The RTL design under test (DUT) design hierarchy and interconnect, the design memories and register sets, and the RTL model that implements the design.</text:p>
          <text:p text:style-name="P6"/>
          <text:p text:style-name="P6">These components facilitate the construction of the C++ simulator, RTL testbench and RTL implementation.</text:p>
        </draw:text-box>
      </draw:frame>
      <draw:frame draw:style-name="fr1" draw:name="Frame7" text:anchor-type="page" text:anchor-page-number="4" svg:x="0.4709in" svg:y="1.2646in" svg:width="10in" draw:z-index="2">
        <draw:text-box fo:min-height="5.4783in">
          <text:p text:style-name="P7">RTL (Verilog and VHDL) is 20+ years old</text:p>
          <text:list text:style-name="L2">
            <text:list-item>
              <text:p text:style-name="P9">RTL is a low level detailed view of the design</text:p>
            </text:list-item>
            <text:list-item>
              <text:p text:style-name="P9">RTL is the input to the classic EDA tool flow</text:p>
            </text:list-item>
            <text:list-item>
              <text:p text:style-name="P9">RTL must be verified by simulators and test bench wrappers</text:p>
            </text:list-item>
            <text:list-item>
              <text:p text:style-name="P9">RTL can be generated by a compiler</text:p>
            </text:list-item>
          </text:list>
          <text:p text:style-name="P7"/>
          <text:p text:style-name="P7">Synthesis and timing analysis take less than 10% of the project time line. Projects pay big bucks for timing analyzers and synthesis tools. Verification now takes 50% of the project teams effort during the life of the project. Does verification get the tool budget needed to support its activities?</text:p>
          <text:p text:style-name="P7"/>
          <text:p text:style-name="P7">A significant part of the simulation, verification and design tasks involves building infrastructure to connect the components in the same domain (e.g. design interconnect) and in different domains (e.g. Connect C++ simulator to the test bench).</text:p>
          <text:p text:style-name="P7"/>
          <text:p text:style-name="P7">The verification infrastructure connects the tests, C++ simulators, test benches and RTL design code. <text:s/>If these infrastructure components are generated manually or using different tools, then inconsistent interfaces, different constant values, and differences between architectural state memories will likely result. <text:s/>These inconsistencies will occur between the infrastructure components in the C++ simulator, RTL testbench and design.</text:p>
          <text:p text:style-name="P7">A single compiler that accepts a single input is the only way to guarantee automatic generation of consistent:</text:p>
          <text:list text:style-name="L3">
            <text:list-item>
              <text:p text:style-name="P10">interfaces and constants between different <text:s/>RTL modules</text:p>
            </text:list-item>
            <text:list-item>
              <text:p text:style-name="P10">interfaces and constants between different <text:s/>C++ simulator modules</text:p>
            </text:list-item>
            <text:list-item>
              <text:p text:style-name="P10">C++ simulator and testbench vectors</text:p>
            </text:list-item>
            <text:list-item>
              <text:p text:style-name="P10">C++ simulator and testbench architectural state memories</text:p>
            </text:list-item>
            <text:list-item>
              <text:p text:style-name="P10">Interfaces between RTL testbench components and DUT module interfaces</text:p>
            </text:list-item>
          </text:list>
          <text:list text:style-name="L2">
            <text:list-header>
              <text:p text:style-name="P9"/>
            </text:list-header>
          </text:list>
          <text:p text:style-name="P7">Benefits of FPL software</text:p>
          <text:list text:style-name="L4">
            <text:list-item>
              <text:p text:style-name="P11">The input specification is concise and automatically expands into detailed C++ and RTL code.</text:p>
            </text:list-item>
            <text:list-item>
              <text:p text:style-name="P11">Set up the infrastructure for a project quickly</text:p>
            </text:list-item>
            <text:list-item>
              <text:p text:style-name="P11">Make changes with minimal effort</text:p>
            </text:list-item>
            <text:list-item>
              <text:p text:style-name="P11">Reduce the amount of engineering time and resources spent on the design and verification tasks</text:p>
            </text:list-item>
            <text:list-item>
              <text:p text:style-name="P11">Create configurable IP</text:p>
            </text:list-item>
            <text:list-item>
              <text:p text:style-name="P11">Create configurable designs which can be easily modified in proliferation projects</text:p>
            </text:list-item>
          </text:list>
          <text:p text:style-name="P12"/>
          <text:p text:style-name="P8">Why build when you can buy?</text:p>
        </draw:text-box>
      </draw:frame>
      <draw:frame draw:style-name="fr1" draw:name="Frame8" text:anchor-type="page" text:anchor-page-number="4" svg:x="0.4634in" svg:y="7.0783in" svg:width="10.0075in" draw:z-index="4">
        <draw:text-box fo:min-height="0.7299in">
          <text:p text:style-name="P13">Fastpath Logic, Inc.</text:p>
          <text:p text:style-name="P13">PO Box 188 </text:p>
          <text:p text:style-name="P14">Palo Alto, CA, 94302-0188</text:p>
          <text:p text:style-name="P15"><text:tab/><text:span text:style-name="T8"><text:tab/>Phone 650-331-0702</text:span></text:p>
          <text:p text:style-name="P16"><text:span text:style-name="T9"><text:tab/><text:tab/>email <text:s text:c="2"/></text:span><text:a xlink:type="simple" xlink:href="mailto:info@fastpathlogic.com"><text:span text:style-name="T9">info@fastpathlogic.com</text:span></text:a></text:p>
          <text:p text:style-name="P16"><text:span text:style-name="T9"><text:tab/><text:tab/>web <text:s text:c="4"/></text:span><text:a xlink:type="simple" xlink:href="http://www.fastpathlogic.com/"><text:span text:style-name="T9">www.fastpathlogic.com</text:span></text:a></text:p>
        </draw:text-box>
      </draw:frame>
      <draw:frame draw:style-name="fr2" draw:name="Frame6" text:anchor-type="page" text:anchor-page-number="3" svg:x="0.5236in" svg:y="2.8972in" fo:min-width="9.9626in" draw:z-index="11">
        <draw:text-box fo:min-height="4.7382in">
          <text:p text:style-name="Frame_20_contents"><draw:frame draw:style-name="fr3" draw:name="Object1" text:anchor-type="paragraph" svg:x="0.0043in" svg:y="-0.0236in" svg:width="9.9555in" svg:height="4.9417in" draw:z-index="12"><draw:object xlink:href="./Object 1" xlink:type="simple" xlink:show="embed" xlink:actuate="onLoad"/><draw:image xlink:href="./ObjectReplacements/Object 1" xlink:type="simple" xlink:show="embed" xlink:actuate="onLoad"/></draw:frame></text:p>
        </draw:text-box>
      </draw:frame>
      <draw:frame draw:style-name="fr4" draw:name="Object3" text:anchor-type="page" text:anchor-page-number="2" svg:x="0.5173in" svg:y="3.0417in" svg:width="9.9453in" svg:height="2.9138in" draw:z-index="17">
        <draw:object xlink:href="./Object 3" xlink:type="simple" xlink:show="embed" xlink:actuate="onLoad"/>
        <draw:image xlink:href="./ObjectReplacements/Object 3" xlink:type="simple" xlink:show="embed" xlink:actuate="onLoad"/>
      </draw:frame>
      <text:p text:style-name="Standard"/>
      <text:p text:style-name="Standard"><draw:frame draw:style-name="fr3" draw:name="Object2" text:anchor-type="paragraph" svg:x="-0.0126in" svg:y="4.3984in" svg:width="10.0984in" svg:height="2.7217in" draw:z-index="15"><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style:font-face style:name="NimbusRomNo9L-Regu" svg:font-family="NimbusRomNo9L-Regu"/>
    <style:font-face style:name="Tahoma1" svg:font-family="Tahoma"/>
    <style:font-face style:name="ArialMT" svg:font-family="ArialMT" style:font-family-generic="swiss"/>
    <style:font-face style:name="Helvetica" svg:font-family="Helvetica" style:font-family-generic="swiss"/>
    <style:font-face style:name="Arial2" svg:font-family="Arial" style:font-family-generic="decorative" style:font-pitch="variable"/>
    <style:font-face style:name="Times New Roman" svg:font-family="'Times New Roman'" style:font-family-generic="decorative" style:font-pitch="variable"/>
    <style:font-face style:name="Andale Sans UI" svg:font-family="'Andale Sans UI'" style:font-family-generic="swiss" style:font-pitch="variable"/>
    <style:font-face style:name="Arial1" svg:font-family="Arial" style:font-family-generic="swiss" style:font-pitch="variable"/>
    <style:font-face style:name="Lucida Grande" svg:font-family="'Lucida Grande'"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1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background-color="#999999" fo:keep-with-next="always">
        <style:background-image/>
      </style:paragraph-properties>
      <style:text-properties style:font-name="Arial1" fo:font-size="14pt" style:font-name-asian="Tahoma" style:font-size-asian="14pt" style:font-name-complex="Tahoma" style:font-size-complex="14pt"/>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fo:margin-left="0in" fo:margin-right="0.3in" fo:text-indent="0in" style:auto-text-indent="false" fo:background-color="transparent" text:number-lines="false" text:line-number="0">
        <style:tab-stops>
          <style:tab-stop style:position="5in" style:type="center"/>
          <style:tab-stop style:position="10in" style:type="right"/>
        </style:tab-stops>
        <style:background-image/>
      </style:paragraph-properties>
    </style:style>
    <style:style style:name="Header_20_left" style:display-name="Header left" style:family="paragraph" style:parent-style-name="Standard" style:class="extra">
      <style:paragraph-properties text:number-lines="false" text:line-number="0">
        <style:tab-stops>
          <style:tab-stop style:position="5in" style:type="center"/>
          <style:tab-stop style:position="10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5in" style:type="center"/>
          <style:tab-stop style:position="10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paragraph-properties fo:margin-top="0in" fo:margin-bottom="0in" fo:background-color="transparent">
        <style:background-image/>
      </style:paragraph-properties>
    </style:style>
    <style:style style:name="Index" style:family="paragraph" style:parent-style-name="Standard" style:class="index">
      <style:paragraph-properties text:number-lines="false" text:line-number="0"/>
      <style:text-properties style:font-name="Arial"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fpl_5f_presentation_5f_template_7e_LT_7e_Gliederung_20_1" style:display-name="fpl_presentation_template~LT~Gliederung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fpl_5f_presentation_5f_template_7e_LT_7e_Gliederung_20_2" style:display-name="fpl_presentation_template~LT~Gliederung 2" style:family="paragraph" style:parent-style-name="fpl_5f_presentation_5f_template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fpl_5f_presentation_5f_template_7e_LT_7e_Gliederung_20_3" style:display-name="fpl_presentation_template~LT~Gliederung 3" style:family="paragraph" style:parent-style-name="fpl_5f_presentation_5f_template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fpl_5f_presentation_5f_template_7e_LT_7e_Gliederung_20_4" style:display-name="fpl_presentation_template~LT~Gliederung 4" style:family="paragraph" style:parent-style-name="fpl_5f_presentation_5f_template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fpl_5f_presentation_5f_template_7e_LT_7e_Gliederung_20_5" style:display-name="fpl_presentation_template~LT~Gliederung 5" style:family="paragraph" style:parent-style-name="fpl_5f_presentation_5f_template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fpl_5f_presentation_5f_template_7e_LT_7e_Gliederung_20_6" style:display-name="fpl_presentation_template~LT~Gliederung 6" style:family="paragraph" style:parent-style-name="fpl_5f_presentation_5f_template_7e_LT_7e_Gliederung_20_5"/>
    <style:style style:name="fpl_5f_presentation_5f_template_7e_LT_7e_Gliederung_20_7" style:display-name="fpl_presentation_template~LT~Gliederung 7" style:family="paragraph" style:parent-style-name="fpl_5f_presentation_5f_template_7e_LT_7e_Gliederung_20_6"/>
    <style:style style:name="fpl_5f_presentation_5f_template_7e_LT_7e_Gliederung_20_8" style:display-name="fpl_presentation_template~LT~Gliederung 8" style:family="paragraph" style:parent-style-name="fpl_5f_presentation_5f_template_7e_LT_7e_Gliederung_20_7"/>
    <style:style style:name="fpl_5f_presentation_5f_template_7e_LT_7e_Gliederung_20_9" style:display-name="fpl_presentation_template~LT~Gliederung 9" style:family="paragraph" style:parent-style-name="fpl_5f_presentation_5f_template_7e_LT_7e_Gliederung_20_8"/>
    <style:style style:name="fpl_5f_presentation_5f_template_7e_LT_7e_Titel" style:display-name="fpl_presentation_template~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fpl_5f_presentation_5f_template_7e_LT_7e_Untertitel" style:display-name="fpl_presentation_template~LT~Untertitel"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fpl_5f_presentation_5f_template_7e_LT_7e_Notizen" style:display-name="fpl_presentation_template~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fpl_5f_presentation_5f_template_7e_LT_7e_Hintergrundobjekte" style:display-name="fpl_presentation_template~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pl_5f_presentation_5f_template_7e_LT_7e_Hintergrund" style:display-name="fpl_presentation_template~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Outline_20_1" style:display-name="Outline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text-properties fo:color="#ffffff" fo:font-size="32pt" style:font-size-asian="32pt" style:font-size-complex="32pt"/>
    </style:style>
    <style:style style:name="P2" style:family="paragraph" style:parent-style-name="Header">
      <style:paragraph-properties fo:text-align="start" style:justify-single-word="false"/>
      <style:text-properties fo:color="#800000" style:font-name="Lucida Grande" fo:font-size="24pt" fo:font-weight="bold" style:font-name-asian="Helvetica" style:font-size-asian="24pt" style:font-weight-asian="bold" style:font-name-complex="Helvetica" style:font-size-complex="24pt" style:font-weight-complex="bold"/>
    </style:style>
    <style:style style:name="P3" style:family="paragraph" style:parent-style-name="Header">
      <style:text-properties fo:color="#800000" style:font-name="Arial1" fo:font-size="16pt" style:font-size-asian="28pt" style:font-size-complex="28pt"/>
    </style:style>
    <style:style style:name="T1" style:family="text">
      <style:text-properties fo:color="#800000" fo:font-weight="bold" style:font-weight-asian="bold" style:font-weight-complex="bold"/>
    </style:style>
    <style:style style:name="T2" style:family="text">
      <style:text-properties style:font-name="Arial1"/>
    </style:style>
    <style:style style:name="T3" style:family="text">
      <style:text-properties fo:color="#000000" style:text-line-through-style="none" style:font-name="Arial2"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in" fo:border="none" style:shadow="none"/>
    </style:style>
    <style:page-layout style:name="pm1">
      <style:page-layout-properties fo:page-width="11in" fo:page-height="8.5in" style:num-format="1" style:print-orientation="landscape" fo:margin-top="0.3in" fo:margin-bottom="0.3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in" style:shadow="none" fo:background-color="transparent" style:dynamic-spacing="false">
          <style:background-image/>
        </style:header-footer-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598in" fo:margin-left="0in" fo:margin-right="0in" fo:margin-bottom="0.2in" style:dynamic-spacing="false"/>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598in" fo:margin-left="0in" fo:margin-right="0in" fo:margin-bottom="0.2in" style:dynamic-spacing="false"/>
      </style:header-styl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598in" fo:margin-left="0in" fo:margin-right="0in" fo:margin-bottom="0.2in" style:dynamic-spacing="false"/>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draw:frame draw:style-name="fr1" draw:name="Frame3" text:anchor-type="paragraph" svg:x="3.5701in" svg:y="-0.0055in" svg:width="6.7417in" draw:z-index="8"><draw:text-box fo:min-height="0.7929in"><text:p text:style-name="P2">Automatic infrastructure generation</text:p><text:p text:style-name="P2">for modeling, design, and verification</text:p></draw:text-box></draw:frame><draw:frame draw:style-name="fr2" draw:name="Frame9" text:anchor-type="paragraph" svg:x="3.198in" svg:y="0.0299in" svg:width="0.298in" draw:z-index="14"><draw:text-box fo:min-height="0.2689in"><text:p text:style-name="P3">™</text:p></draw:text-box></draw:frame><text:span text:style-name="T1">Fastpath Logic</text:span><text:span text:style-name="T2"> s</text:span></text:p>
      </style:header>
      <style:footer>
        <text:p text:style-name="Footer"><text:date style:data-style-name="N37" text:date-value="2008-07-23T13:00:44">07/23/08</text:date><text:tab/> <text:span text:style-name="T3">Copyright © 2008 Fastpath Logic, Inc. <text:s text:c="10"/><text:tab/> <text:s text:c="2"/></text:span><text:span text:style-name="T3"><text:page-number text:select-page="current">4</text:page-number></text:span><text:span text:style-name="T3">/</text:span><text:span text:style-name="T3"><text:page-count>4</text:page-count></text:span><text:span text:style-name="T3"> <text:s text:c="20"/></text:span></text:p>
      </style:footer>
    </style:master-page>
    <style:master-page style:name="First_20_Page" style:display-name="First Page" style:page-layout-name="pm2" style:next-style-name="Standard">
      <style:header>
        <text:p text:style-name="Header"/>
      </style:header>
    </style:master-page>
    <style:master-page style:name="Left_20_Page" style:display-name="Left Page" style:page-layout-name="pm3">
      <style:header>
        <text:p text:style-name="Header"/>
      </style:header>
    </style:master-page>
    <style:master-page style:name="Right_20_Page" style:display-name="Right Page" style:page-layout-name="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Agent 007</meta:initial-creator>
    <meta:creation-date>2008-01-17T14:17:52</meta:creation-date>
    <dc:date>2008-07-23T13:00:44</dc:date>
    <dc:language>en-US</dc:language>
    <meta:editing-cycles>288</meta:editing-cycles>
    <meta:editing-duration>P9DT0H44M44S</meta:editing-duration>
    <meta:user-defined meta:name="Info 1"/>
    <meta:user-defined meta:name="Info 2"/>
    <meta:user-defined meta:name="Info 3"/>
    <meta:user-defined meta:name="Info 4"/>
    <meta:document-statistic meta:table-count="0" meta:image-count="0" meta:object-count="3" meta:page-count="4" meta:paragraph-count="46" meta:word-count="1005" meta:character-count="67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cm" draw:marker-start-width="0.2cm" draw:marker-end-width="0.2cm" draw:fill="solid" draw:fill-color="#99ccff" draw:textarea-horizontal-align="justify" draw:textarea-vertical-align="middle" draw:auto-grow-height="false" fo:min-height="0cm" fo:min-width="0cm" fo:padding-top="0.125cm" fo:padding-bottom="0.125cm" fo:padding-left="0.25cm" fo:padding-right="0.25cm"/>
    </style:style>
    <style:style style:name="gr2" style:family="graphic" style:parent-style-name="standard">
      <style:graphic-properties draw:stroke="solid" svg:stroke-width="0cm" draw:marker-start-width="0.2cm" draw:marker-end-width="0.2cm" draw:fill="none" draw:fill-color="#9999ff" draw:textarea-horizontal-align="justify" draw:textarea-vertical-align="middle" draw:auto-grow-height="false" fo:min-height="0cm" fo:min-width="0cm" fo:padding-top="0.125cm" fo:padding-bottom="0.125cm" fo:padding-left="0.25cm" fo:padding-right="0.25cm"/>
    </style:style>
    <style:style style:name="gr3" style:family="graphic" style:parent-style-name="standard">
      <style:graphic-properties draw:stroke="solid" svg:stroke-width="0cm" draw:marker-start-width="0.2cm" draw:marker-end-width="0.2cm" draw:fill="solid" draw:fill-color="#ff9966" draw:textarea-horizontal-align="justify" draw:textarea-vertical-align="middle" draw:auto-grow-height="false" fo:min-height="0cm" fo:min-width="0cm" fo:padding-top="0.125cm" fo:padding-bottom="0.125cm" fo:padding-left="0.25cm" fo:padding-right="0.25cm"/>
    </style:style>
    <style:style style:name="gr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graphic-properties draw:stroke="none" svg:stroke-width="0cm" svg:stroke-color="#000000" draw:marker-start-width="0.2cm" draw:marker-end-width="0.2cm" draw:fill="none" draw:fill-color="#9966cc" fo:min-height="0.067cm" fo:padding-top="0.125cm" fo:padding-bottom="0.125cm" fo:padding-left="0.25cm" fo:padding-right="0.25cm"/>
    </style:style>
    <style:style style:name="gr10" style:family="graphic" style:parent-style-name="standard">
      <style:graphic-properties draw:stroke="solid" svg:stroke-width="0cm" draw:marker-start-width="0.2cm" draw:marker-end-width="0.2cm" draw:fill="none" draw:fill-color="#9966cc" draw:textarea-horizontal-align="justify" draw:textarea-vertical-align="middle" draw:auto-grow-height="false" fo:min-height="0cm" fo:min-width="0cm" fo:padding-top="0.125cm" fo:padding-bottom="0.125cm" fo:padding-left="0.25cm" fo:padding-right="0.25cm"/>
    </style:style>
    <style:style style:name="gr11" style:family="graphic" style:parent-style-name="standard">
      <style:graphic-properties draw:stroke="none" svg:stroke-width="0cm" svg:stroke-color="#000000" draw:marker-start-width="0.2cm" draw:marker-end-width="0.2cm" draw:fill="none" draw:fill-color="#9999ff" fo:min-height="0.309cm" fo:padding-top="0.125cm" fo:padding-bottom="0.125cm" fo:padding-left="0.25cm" fo:padding-right="0.25cm"/>
    </style:style>
    <style:style style:name="gr12" style:family="graphic" style:parent-style-name="standard">
      <style:graphic-properties draw:stroke="solid" svg:stroke-width="0cm" draw:marker-start-width="0.293cm" draw:marker-end="Arrow" draw:marker-end-width="0.141cm" draw:textarea-horizontal-align="center" draw:textarea-vertical-align="middle" fo:padding-top="0.125cm" fo:padding-bottom="0.125cm" fo:padding-left="0.25cm" fo:padding-right="0.25cm"/>
    </style:style>
    <style:style style:name="gr13" style:family="graphic" style:parent-style-name="standard">
      <style:graphic-properties draw:stroke="solid" svg:stroke-width="0cm" draw:marker-start-width="0.293cm" draw:marker-end="Arrow" draw:marker-end-width="0.141cm" draw:fill="none" draw:fill-color="#9966cc" draw:textarea-horizontal-align="center" draw:textarea-vertical-align="middle" fo:padding-top="0.125cm" fo:padding-bottom="0.125cm" fo:padding-left="0.25cm" fo:padding-right="0.25cm"/>
    </style:style>
    <style:style style:name="gr14" style:family="graphic" style:parent-style-name="standard">
      <style:graphic-properties draw:stroke="solid" svg:stroke-width="0cm" draw:marker-start-width="0.293cm" draw:marker-end="Arrow" draw:marker-end-width="0.141cm" draw:fill="solid" draw:fill-color="#9966cc" draw:textarea-horizontal-align="center" draw:textarea-vertical-align="middle" fo:padding-top="0.125cm" fo:padding-bottom="0.125cm" fo:padding-left="0.25cm" fo:padding-right="0.25cm"/>
    </style:style>
    <style:style style:name="gr15" style:family="graphic" style:parent-style-name="standard">
      <style:graphic-properties draw:stroke="solid" svg:stroke-width="0cm" svg:stroke-color="#000000" draw:marker-start-width="0.293cm" draw:marker-end="Arrow" draw:marker-end-width="0.141cm" draw:textarea-horizontal-align="center" draw:textarea-vertical-align="middle" fo:padding-top="0.125cm" fo:padding-bottom="0.125cm" fo:padding-left="0.25cm" fo:padding-right="0.25cm"/>
    </style:style>
    <style:style style:name="gr16" style:family="graphic" style:parent-style-name="standard">
      <style:graphic-properties draw:stroke="solid" svg:stroke-width="0cm" draw:marker-start-width="0.293cm" draw:marker-end="Arrow" draw:marker-end-width="0.141cm" draw:fill="solid" draw:fill-color="#9999ff" draw:textarea-horizontal-align="center" draw:textarea-vertical-align="middle" fo:padding-top="0.125cm" fo:padding-bottom="0.125cm" fo:padding-left="0.25cm" fo:padding-right="0.25cm"/>
    </style:style>
    <style:style style:name="gr17" style:family="graphic" style:parent-style-name="standard">
      <style:graphic-properties draw:stroke="solid" svg:stroke-width="0cm" draw:marker-start-width="0.2cm" draw:marker-end-width="0.2cm" draw:fill="solid" draw:fill-color="#47b8b8" draw:textarea-horizontal-align="justify" draw:textarea-vertical-align="middle" draw:auto-grow-height="false" fo:min-height="0cm" fo:min-width="0cm" fo:padding-top="0.125cm" fo:padding-bottom="0.125cm" fo:padding-left="0.25cm" fo:padding-right="0.25cm"/>
    </style:style>
    <style:style style:name="gr18" style:family="graphic" style:parent-style-name="standard">
      <style:graphic-properties draw:stroke="solid" svg:stroke-width="0cm" svg:stroke-color="#800000" draw:marker-start-width="0.293cm" draw:marker-end="Arrow" draw:marker-end-width="0.141cm" draw:textarea-horizontal-align="center" draw:textarea-vertical-align="middle" fo:padding-top="0.125cm" fo:padding-bottom="0.125cm" fo:padding-left="0.25cm" fo:padding-right="0.25cm"/>
    </style:style>
    <style:style style:name="gr1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9966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graphic-properties draw:stroke="solid" svg:stroke-width="0cm" draw:marker-start-width="0.2cm" draw:marker-end-width="0.2cm" draw:fill="solid" draw:fill-color="#99ccff" draw:textarea-horizontal-align="justify" draw:textarea-vertical-align="middle" draw:auto-grow-height="false" fo:min-height="0cm" fo:min-width="0cm" fo:padding-top="0.125cm" fo:padding-bottom="0.125cm" fo:padding-left="0.25cm" fo:padding-right="0.25cm"/>
    </style:style>
    <style:style style:name="gr25" style:family="graphic" style:parent-style-name="standard">
      <style:graphic-properties draw:stroke="solid" svg:stroke-width="0cm" draw:marker-start-width="0.2cm" draw:marker-end-width="0.2cm" draw:fill="solid" draw:fill-color="#9999ff" draw:textarea-horizontal-align="justify" draw:textarea-vertical-align="middle" draw:auto-grow-height="false" fo:min-height="0cm" fo:min-width="0cm" fo:padding-top="0.125cm" fo:padding-bottom="0.125cm" fo:padding-left="0.25cm" fo:padding-right="0.25cm"/>
    </style:style>
    <style:style style:name="gr26" style:family="graphic" style:parent-style-name="standard">
      <style:graphic-properties draw:stroke="solid" svg:stroke-width="0cm" draw:marker-start-width="0.2cm" draw:marker-end-width="0.2cm" draw:fill="solid" draw:fill-color="#ffff66" draw:textarea-horizontal-align="justify" draw:textarea-vertical-align="middle" draw:auto-grow-height="false" fo:min-height="0cm" fo:min-width="0cm" fo:padding-top="0.125cm" fo:padding-bottom="0.125cm" fo:padding-left="0.25cm" fo:padding-right="0.25cm"/>
    </style:style>
    <style:style style:name="gr27" style:family="graphic" style:parent-style-name="standard">
      <style:graphic-properties draw:stroke="solid" svg:stroke-width="0cm" svg:stroke-color="#000000" draw:marker-start="" draw:marker-start-width="0.164cm" draw:marker-end="Symmetric_20_Arrow" draw:marker-end-width="0.164cm" draw:stroke-linejoin="round" draw:fill="solid" draw:fill-color="#ffff66" draw:textarea-horizontal-align="justify" draw:textarea-vertical-align="middle" draw:auto-grow-height="false" fo:padding-top="0.112cm" fo:padding-bottom="0.112cm" fo:padding-left="0.237cm" fo:padding-right="0.237cm" fo:wrap-option="wrap" draw:shadow="hidden"/>
    </style:style>
    <style:style style:name="gr28" style:family="graphic" style:parent-style-name="standard">
      <style:graphic-properties draw:stroke="none" svg:stroke-width="0cm" svg:stroke-color="#000000" draw:marker-start-width="0.2cm" draw:marker-end-width="0.2cm" draw:fill="none" draw:fill-color="#9999ff" fo:min-height="0.265cm" fo:padding-top="0.125cm" fo:padding-bottom="0.125cm" fo:padding-left="0.25cm" fo:padding-right="0.25cm"/>
    </style:style>
    <style:style style:name="gr29" style:family="graphic" style:parent-style-name="standard">
      <style:graphic-properties draw:stroke="none" svg:stroke-width="0cm" svg:stroke-color="#000000" draw:marker-start-width="0.2cm" draw:marker-end-width="0.2cm" draw:fill="none" draw:fill-color="#ffffff" fo:min-height="0.867cm"/>
    </style:style>
    <style:style style:name="gr30" style:family="graphic" style:parent-style-name="standard">
      <style:graphic-properties draw:stroke="none" svg:stroke-width="0cm" svg:stroke-color="#000000" draw:marker-start-width="0.2cm" draw:marker-end-width="0.2cm" draw:fill="none" draw:fill-color="#9999ff" fo:min-height="0.115cm" fo:padding-top="0.125cm" fo:padding-bottom="0.125cm" fo:padding-left="0.25cm" fo:padding-right="0.25cm"/>
    </style:style>
    <style:style style:name="gr31" style:family="graphic" style:parent-style-name="standard">
      <style:graphic-properties draw:stroke="none" svg:stroke-width="0cm" svg:stroke-color="#000000" draw:marker-start-width="0.2cm" draw:marker-end-width="0.2cm" draw:fill="none" draw:fill-color="#9999ff" fo:min-height="0.522cm" fo:padding-top="0.125cm" fo:padding-bottom="0.125cm" fo:padding-left="0.25cm" fo:padding-right="0.25cm"/>
    </style:style>
    <style:style style:name="gr32" style:family="graphic" style:parent-style-name="standard">
      <style:graphic-properties draw:stroke="solid" svg:stroke-width="0cm" draw:marker-start-width="0.2cm" draw:marker-end-width="0.2cm" draw:fill="none" draw:fill-color="#9966cc" draw:textarea-horizontal-align="justify" draw:textarea-vertical-align="middle" draw:auto-grow-height="false" fo:min-height="0cm" fo:min-width="0cm" fo:padding-top="0.125cm" fo:padding-bottom="0.125cm" fo:padding-left="0.25cm" fo:padding-right="0.25cm"/>
    </style:style>
    <style:style style:name="gr33" style:family="graphic" style:parent-style-name="standard">
      <style:graphic-properties draw:stroke="none" svg:stroke-width="0cm" svg:stroke-color="#000000" draw:marker-start-width="0.2cm" draw:marker-end-width="0.2cm" draw:fill="none" draw:fill-color="#9966cc" fo:min-height="0.366cm" fo:padding-top="0.125cm" fo:padding-bottom="0.125cm" fo:padding-left="0.25cm" fo:padding-right="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Tahoma"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0pt"/>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line-height="93%" fo:text-align="center" text:enable-numbering="false" fo:text-indent="0cm" style:line-break="strict" style:writing-mode="lr-tb"/>
    </style:style>
    <style:style style:name="P9" style:family="paragraph">
      <style:paragraph-properties fo:margin-left="0cm" fo:margin-right="0cm" fo:line-height="93%" fo:text-align="center" text:enable-numbering="false" fo:text-indent="0cm" style:line-break="strict" style:writing-mode="lr-tb"/>
      <style:text-properties fo:font-size="18pt"/>
    </style:style>
    <style:style style:name="P10" style:family="paragraph">
      <style:paragraph-properties fo:margin-left="0cm" fo:margin-right="0cm" fo:text-indent="0cm"/>
      <style:text-properties fo:font-size="18pt"/>
    </style:style>
    <style:style style:name="T1" style:family="text">
      <style:text-properties fo:font-size="12pt"/>
    </style:style>
    <style:style style:name="T2" style:family="text">
      <style:text-properties fo:font-size="10pt"/>
    </style:style>
    <style:style style:name="T3" style:family="text">
      <style:text-properties fo:color="#000000" fo:font-size="18pt" fo:language="en" fo:country="GB" style:font-size-asian="10pt" style:font-size-complex="10pt"/>
    </style:style>
    <style:style style:name="T4"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4.515cm" svg:height="4.007cm" svg:x="6.501cm" svg:y="15.761cm">
          <draw:glue-point draw:id="4" svg:x="-2.446cm" svg:y="-4.871cm"/>
          <draw:glue-point draw:id="5" svg:x="1.907cm" svg:y="-4.963cm"/>
          <draw:glue-point draw:id="6" svg:x="2.102cm" svg:y="-4.963cm"/>
          <text:p text:style-name="P4"/>
          <draw:enhanced-geometry svg:viewBox="0 0 21600 21600" draw:type="rectangle" draw:enhanced-path="M 0 0 L 21600 0 21600 21600 0 21600 0 0 Z N"/>
        </draw:custom-shape>
        <draw:custom-shape draw:style-name="gr2" draw:text-style-name="P1" draw:layer="layout" svg:width="9.26cm" svg:height="3.705cm" svg:x="9.979cm" svg:y="15.912cm">
          <text:p text:style-name="P4"/>
          <draw:enhanced-geometry svg:viewBox="0 0 21600 21600" draw:mirror-horizontal="false" draw:mirror-vertical="false" draw:type="rectangle" draw:enhanced-path="M 0 0 L 21600 0 21600 21600 0 21600 0 0 Z N"/>
        </draw:custom-shape>
        <draw:custom-shape draw:style-name="gr1" draw:text-style-name="P1" draw:layer="layout" svg:width="14.515cm" svg:height="7.229cm" svg:x="6.501cm" svg:y="6.634cm">
          <text:p text:style-name="P4"/>
          <draw:enhanced-geometry svg:viewBox="0 0 21600 21600" draw:type="rectangle" draw:enhanced-path="M 0 0 L 21600 0 21600 21600 0 21600 0 0 Z N"/>
        </draw:custom-shape>
        <draw:custom-shape draw:style-name="gr3" draw:text-style-name="P2" draw:layer="layout" svg:width="2.336cm" svg:height="1.814cm" svg:x="-1.81cm" svg:y="12.36cm">
          <text:p text:style-name="P2"><text:span text:style-name="T1">User</text:span></text:p>
          <text:p text:style-name="P2"><text:span text:style-name="T1">CSL </text:span></text:p>
          <text:p text:style-name="P2"><text:span text:style-name="T1">file(s)</text:span></text:p>
          <draw:enhanced-geometry svg:viewBox="0 0 21600 21600" draw:type="rectangle" draw:enhanced-path="M 0 0 L 21600 0 21600 21600 0 21600 0 0 Z N"/>
        </draw:custom-shape>
        <draw:g>
          <draw:custom-shape draw:style-name="gr4" draw:text-style-name="P3" draw:layer="layout" svg:width="1.442cm" svg:height="0.975cm" svg:x="17.173cm" svg:y="10.5cm">
            <text:p text:style-name="P4"/>
            <draw:enhanced-geometry svg:viewBox="0 0 21600 21600" draw:glue-points="10800 0 3160 3160 0 10800 3160 18440 10800 21600 18440 18440 21600 10800 18440 3160" draw:text-areas="3200 3200 18400 18400" draw:type="ellipse"/>
          </draw:custom-shape>
          <draw:g>
            <draw:line draw:style-name="gr5" draw:text-style-name="P3" draw:layer="layout" svg:x1="17.445cm" svg:y1="10.837cm" svg:x2="17.84cm" svg:y2="10.837cm">
              <text:p text:style-name="P4"/>
            </draw:line>
            <draw:line draw:style-name="gr6" draw:text-style-name="P3" draw:layer="layout" svg:x1="18.014cm" svg:y1="10.837cm" svg:x2="18.408cm" svg:y2="10.837cm">
              <text:p text:style-name="P4"/>
            </draw:line>
            <draw:line draw:style-name="gr7" draw:text-style-name="P3" draw:layer="layout" svg:x1="18.015cm" svg:y1="11.127cm" svg:x2="18.408cm" svg:y2="11.127cm">
              <text:p text:style-name="P4"/>
            </draw:line>
            <draw:line draw:style-name="gr8" draw:text-style-name="P3" draw:layer="layout" svg:x1="17.448cm" svg:y1="11.127cm" svg:x2="17.843cm" svg:y2="11.127cm">
              <text:p text:style-name="P4"/>
            </draw:line>
          </draw:g>
        </draw:g>
        <draw:frame draw:style-name="gr9" draw:text-style-name="P5" draw:layer="layout" svg:width="4.308cm" svg:height="0.729cm" svg:x="6.762cm" svg:y="6.668cm">
          <draw:text-box>
            <text:p text:style-name="P4"><text:span text:style-name="T1">RTL Testbench (2)</text:span></text:p>
          </draw:text-box>
        </draw:frame>
        <draw:custom-shape draw:style-name="gr10" draw:text-style-name="P6" draw:layer="layout" svg:width="1.982cm" svg:height="1.436cm" svg:x="17.068cm" svg:y="12.135cm">
          <text:p text:style-name="P2"><text:span text:style-name="T2">expected</text:span></text:p>
          <text:p text:style-name="P2"><text:span text:style-name="T2">vector</text:span></text:p>
          <text:p text:style-name="P2"><text:span text:style-name="T2">memory</text:span></text:p>
          <draw:enhanced-geometry svg:viewBox="0 0 21600 21600" draw:type="rectangle" draw:enhanced-path="M 0 0 L 21600 0 21600 21600 0 21600 0 0 Z N"/>
        </draw:custom-shape>
        <draw:frame draw:style-name="gr11" draw:text-style-name="P5" draw:layer="layout" svg:width="3.933cm" svg:height="0.729cm" svg:x="6.386cm" svg:y="15.857cm">
          <draw:text-box>
            <text:p text:style-name="P4"><text:span text:style-name="T1">C++ simulator (1)</text:span></text:p>
          </draw:text-box>
        </draw:frame>
        <draw:line draw:style-name="gr12" draw:text-style-name="P1" draw:layer="layout" svg:x1="17.877cm" svg:y1="15.308cm" svg:x2="17.877cm" svg:y2="13.571cm">
          <text:p text:style-name="P4"/>
        </draw:line>
        <draw:line draw:style-name="gr13" draw:text-style-name="P1" draw:layer="layout" svg:x1="17.861cm" svg:y1="12.129cm" svg:x2="17.861cm" svg:y2="11.475cm">
          <text:p text:style-name="P4"/>
        </draw:line>
        <draw:line draw:style-name="gr14" draw:text-style-name="P1" draw:layer="layout" svg:x1="17.848cm" svg:y1="9.553cm" svg:x2="17.848cm" svg:y2="10.524cm">
          <text:p text:style-name="P4"/>
        </draw:line>
        <draw:line draw:style-name="gr15" draw:text-style-name="P1" draw:layer="layout" svg:x1="0.567cm" svg:y1="13.269cm" svg:x2="2.046cm" svg:y2="13.286cm">
          <text:p text:style-name="P4"/>
        </draw:line>
        <draw:line draw:style-name="gr16" draw:text-style-name="P1" draw:layer="layout" svg:x1="6.539cm" svg:y1="16.883cm" svg:x2="10.017cm" svg:y2="16.883cm">
          <text:p text:style-name="P4"/>
        </draw:line>
        <draw:custom-shape draw:style-name="gr17" draw:text-style-name="P6" draw:layer="layout" svg:width="1.982cm" svg:height="1.436cm" svg:x="16.868cm" svg:y="14.054cm">
          <text:p text:style-name="P2"><text:span text:style-name="T2">expected</text:span></text:p>
          <text:p text:style-name="P2"><text:span text:style-name="T2">vector</text:span></text:p>
          <text:p text:style-name="P2"><text:span text:style-name="T2">file/socket</text:span></text:p>
          <draw:enhanced-geometry svg:viewBox="0 0 21600 21600" draw:type="rectangle" draw:enhanced-path="M 0 0 L 21600 0 21600 21600 0 21600 0 0 Z N"/>
        </draw:custom-shape>
        <draw:line draw:style-name="gr16" draw:text-style-name="P1" draw:layer="layout" svg:x1="17.877cm" svg:y1="16.744cm" svg:x2="17.877cm" svg:y2="15.512cm">
          <text:p text:style-name="P4"/>
        </draw:line>
        <draw:line draw:style-name="gr18" draw:text-style-name="P1" draw:layer="layout" svg:x1="5.178cm" svg:y1="17.976cm" svg:x2="16.887cm" svg:y2="17.976cm">
          <text:p text:style-name="P4"/>
        </draw:line>
        <draw:line draw:style-name="gr18" draw:text-style-name="P1" draw:layer="layout" svg:x1="5.141cm" svg:y1="17.347cm" svg:x2="11.029cm" svg:y2="17.347cm">
          <text:p text:style-name="P4"/>
        </draw:line>
        <draw:line draw:style-name="gr18" draw:text-style-name="P1" draw:layer="layout" svg:x1="4.649cm" svg:y1="7.683cm" svg:x2="6.501cm" svg:y2="7.683cm">
          <text:p text:style-name="P4"/>
        </draw:line>
        <draw:line draw:style-name="gr18" draw:text-style-name="P1" draw:layer="layout" svg:x1="5.141cm" svg:y1="15.983cm" svg:x2="6.501cm" svg:y2="15.983cm">
          <text:p text:style-name="P4"/>
        </draw:line>
        <draw:line draw:style-name="gr12" draw:text-style-name="P1" draw:layer="layout" svg:x1="12.042cm" svg:y1="14.124cm" svg:x2="12.042cm" svg:y2="12.556cm">
          <text:p text:style-name="P4"/>
        </draw:line>
        <draw:custom-shape draw:style-name="gr17" draw:text-style-name="P6" draw:layer="layout" svg:width="1.982cm" svg:height="1.436cm" svg:x="10.989cm" svg:y="14.054cm">
          <text:p text:style-name="P2"><text:span text:style-name="T2">stimulus</text:span></text:p>
          <text:p text:style-name="P2"><text:span text:style-name="T2">vector</text:span></text:p>
          <text:p text:style-name="P2"><text:span text:style-name="T2">file/socket</text:span></text:p>
          <draw:enhanced-geometry svg:viewBox="0 0 21600 21600" draw:type="rectangle" draw:enhanced-path="M 0 0 L 21600 0 21600 21600 0 21600 0 0 Z N"/>
        </draw:custom-shape>
        <draw:line draw:style-name="gr16" draw:text-style-name="P1" draw:layer="layout" svg:x1="11.977cm" svg:y1="16.492cm" svg:x2="11.977cm" svg:y2="15.512cm">
          <text:p text:style-name="P4"/>
        </draw:line>
        <draw:line draw:style-name="gr14" draw:text-style-name="P1" draw:layer="layout" svg:x1="12.042cm" svg:y1="11.188cm" svg:x2="12.042cm" svg:y2="9.525cm">
          <text:p text:style-name="P4"/>
        </draw:line>
        <draw:custom-shape draw:style-name="gr10" draw:text-style-name="P6" draw:layer="layout" svg:width="1.926cm" svg:height="1.398cm" svg:x="11.079cm" svg:y="11.165cm">
          <text:p text:style-name="P2"><text:span text:style-name="T2">Stimulus</text:span></text:p>
          <text:p text:style-name="P2"><text:span text:style-name="T2">vector</text:span></text:p>
          <text:p text:style-name="P2"><text:span text:style-name="T2">memory</text:span></text:p>
          <draw:enhanced-geometry svg:viewBox="0 0 21600 21600" draw:mirror-horizontal="false" draw:mirror-vertical="false" draw:type="rectangle" draw:enhanced-path="M 0 0 L 21600 0 21600 21600 0 21600 0 0 Z N"/>
        </draw:custom-shape>
        <draw:line draw:style-name="gr12" draw:text-style-name="P1" draw:layer="layout" svg:x1="14.795cm" svg:y1="14.202cm" svg:x2="14.795cm" svg:y2="12.935cm">
          <text:p text:style-name="P4"/>
        </draw:line>
        <draw:custom-shape draw:style-name="gr17" draw:text-style-name="P6" draw:layer="layout" svg:width="1.982cm" svg:height="1.436cm" svg:x="13.789cm" svg:y="14.055cm">
          <text:p text:style-name="P2"><text:span text:style-name="T2">Arch.</text:span></text:p>
          <text:p text:style-name="P2"><text:span text:style-name="T2">State</text:span></text:p>
          <text:p text:style-name="P2"><text:span text:style-name="T2">file/socket</text:span></text:p>
          <draw:enhanced-geometry svg:viewBox="0 0 21600 21600" draw:type="rectangle" draw:enhanced-path="M 0 0 L 21600 0 21600 21600 0 21600 0 0 Z N"/>
        </draw:custom-shape>
        <draw:line draw:style-name="gr16" draw:text-style-name="P1" draw:layer="layout" svg:x1="14.777cm" svg:y1="16.493cm" svg:x2="14.777cm" svg:y2="15.513cm">
          <text:p text:style-name="P4"/>
        </draw:line>
        <draw:line draw:style-name="gr18" draw:text-style-name="P1" draw:layer="layout" svg:x1="5.141cm" svg:y1="12.8cm" svg:x2="13.862cm" svg:y2="12.8cm">
          <text:p text:style-name="P4"/>
        </draw:line>
        <draw:g>
          <draw:custom-shape draw:style-name="gr19" draw:text-style-name="P3" draw:layer="layout" svg:width="1.267cm" svg:height="0.856cm" svg:x="14.173cm" svg:y="9.919cm">
            <text:p text:style-name="P4"/>
            <draw:enhanced-geometry svg:viewBox="0 0 21600 21600" draw:glue-points="10800 0 3160 3160 0 10800 3160 18440 10800 21600 18440 18440 21600 10800 18440 3160" draw:text-areas="3200 3200 18400 18400" draw:type="ellipse"/>
          </draw:custom-shape>
          <draw:g>
            <draw:line draw:style-name="gr20" draw:text-style-name="P3" draw:layer="layout" svg:x1="14.412cm" svg:y1="10.214cm" svg:x2="14.759cm" svg:y2="10.214cm">
              <text:p text:style-name="P4"/>
            </draw:line>
            <draw:line draw:style-name="gr21" draw:text-style-name="P3" draw:layer="layout" svg:x1="14.912cm" svg:y1="10.214cm" svg:x2="15.258cm" svg:y2="10.214cm">
              <text:p text:style-name="P4"/>
            </draw:line>
            <draw:line draw:style-name="gr22" draw:text-style-name="P3" draw:layer="layout" svg:x1="14.913cm" svg:y1="10.469cm" svg:x2="15.258cm" svg:y2="10.469cm">
              <text:p text:style-name="P4"/>
            </draw:line>
            <draw:line draw:style-name="gr23" draw:text-style-name="P3" draw:layer="layout" svg:x1="14.415cm" svg:y1="10.469cm" svg:x2="14.762cm" svg:y2="10.469cm">
              <text:p text:style-name="P4"/>
            </draw:line>
          </draw:g>
        </draw:g>
        <draw:line draw:style-name="gr13" draw:text-style-name="P1" draw:layer="layout" svg:x1="14.806cm" svg:y1="11.603cm" svg:x2="14.806cm" svg:y2="10.789cm">
          <text:p text:style-name="P4"/>
        </draw:line>
        <draw:line draw:style-name="gr14" draw:text-style-name="P1" draw:layer="layout" svg:x1="14.806cm" svg:y1="9.6cm" svg:x2="14.806cm" svg:y2="9.971cm">
          <text:p text:style-name="P4"/>
        </draw:line>
        <draw:line draw:style-name="gr18" draw:text-style-name="P1" draw:layer="layout" svg:x1="5.078cm" svg:y1="10.395cm" svg:x2="14.17cm" svg:y2="10.395cm">
          <text:p text:style-name="P4"/>
        </draw:line>
        <draw:line draw:style-name="gr18" draw:text-style-name="P1" draw:layer="layout" svg:x1="5.178cm" svg:y1="17.661cm" svg:x2="13.883cm" svg:y2="17.661cm">
          <text:p text:style-name="P4"/>
        </draw:line>
        <draw:line draw:style-name="gr18" draw:text-style-name="P1" draw:layer="layout" svg:x1="5.178cm" svg:y1="13.343cm" svg:x2="17.064cm" svg:y2="13.343cm">
          <text:p text:style-name="P4"/>
        </draw:line>
        <draw:custom-shape draw:style-name="gr24" draw:text-style-name="P6" draw:layer="layout" svg:width="1.982cm" svg:height="1.436cm" svg:x="16.869cm" svg:y="16.754cm">
          <text:p text:style-name="P2"><text:span text:style-name="T2">expected</text:span></text:p>
          <text:p text:style-name="P2"><text:span text:style-name="T2">vector</text:span></text:p>
          <text:p text:style-name="P2"><text:span text:style-name="T2">writer</text:span></text:p>
          <draw:enhanced-geometry svg:viewBox="0 0 21600 21600" draw:type="rectangle" draw:enhanced-path="M 0 0 L 21600 0 21600 21600 0 21600 0 0 Z N"/>
        </draw:custom-shape>
        <draw:custom-shape draw:style-name="gr24" draw:text-style-name="P6" draw:layer="layout" svg:width="1.982cm" svg:height="1.436cm" svg:x="10.99cm" svg:y="16.054cm">
          <text:p text:style-name="P2"><text:span text:style-name="T2">stimulus</text:span></text:p>
          <text:p text:style-name="P2"><text:span text:style-name="T2">vector</text:span></text:p>
          <text:p text:style-name="P2"><text:span text:style-name="T2">writer</text:span></text:p>
          <draw:enhanced-geometry svg:viewBox="0 0 21600 21600" draw:type="rectangle" draw:enhanced-path="M 0 0 L 21600 0 21600 21600 0 21600 0 0 Z N"/>
        </draw:custom-shape>
        <draw:custom-shape draw:style-name="gr24" draw:text-style-name="P6" draw:layer="layout" svg:width="1.982cm" svg:height="1.436cm" svg:x="13.793cm" svg:y="16.41cm">
          <text:p text:style-name="P2"><text:span text:style-name="T2">Arch.</text:span></text:p>
          <text:p text:style-name="P2"><text:span text:style-name="T2">state</text:span></text:p>
          <text:p text:style-name="P2"><text:span text:style-name="T2">writer</text:span></text:p>
          <draw:enhanced-geometry svg:viewBox="0 0 21600 21600" draw:type="rectangle" draw:enhanced-path="M 0 0 L 21600 0 21600 21600 0 21600 0 0 Z N"/>
        </draw:custom-shape>
        <draw:g>
          <draw:custom-shape draw:style-name="gr17" draw:text-style-name="P2" draw:layer="layout" svg:width="4.003cm" svg:height="0.996cm" svg:x="-2.505cm" svg:y="17.505cm">
            <text:p text:style-name="P2"><text:span text:style-name="T1">Generated by</text:span></text:p>
            <text:p text:style-name="P2"><text:span text:style-name="T1">C++ simulator</text:span></text:p>
            <draw:enhanced-geometry svg:viewBox="0 0 21600 21600" draw:type="rectangle" draw:enhanced-path="M 0 0 L 21600 0 21600 21600 0 21600 0 0 Z N"/>
          </draw:custom-shape>
          <draw:custom-shape draw:style-name="gr25" draw:text-style-name="P2" draw:layer="layout" svg:width="4.079cm" svg:height="0.996cm" svg:x="-2.54cm" svg:y="18.724cm">
            <text:p text:style-name="P2"><text:span text:style-name="T1">Generated by </text:span></text:p>
            <text:p text:style-name="P2"><text:span text:style-name="T1">CSLC compiler</text:span></text:p>
            <draw:enhanced-geometry svg:viewBox="0 0 21600 21600" draw:type="rectangle" draw:enhanced-path="M 0 0 L 21600 0 21600 21600 0 21600 0 0 Z N"/>
          </draw:custom-shape>
          <draw:custom-shape draw:style-name="gr3" draw:text-style-name="P2" draw:layer="layout" svg:width="4.079cm" svg:height="0.707cm" svg:x="-2.539cm" svg:y="15.773cm">
            <text:p text:style-name="P2"><text:span text:style-name="T1">Written by engineer</text:span></text:p>
            <draw:enhanced-geometry svg:viewBox="0 0 21600 21600" draw:type="rectangle" draw:enhanced-path="M 0 0 L 21600 0 21600 21600 0 21600 0 0 Z N"/>
          </draw:custom-shape>
          <draw:custom-shape draw:style-name="gr26" draw:text-style-name="P7" draw:layer="layout" svg:width="4.079cm" svg:height="0.677cm" svg:x="-2.538cm" svg:y="16.673cm">
            <text:p text:style-name="P2"><text:span text:style-name="T1">Executable binary</text:span></text:p>
            <draw:enhanced-geometry svg:viewBox="0 0 21600 21600" draw:type="rectangle" draw:enhanced-path="M 0 0 L 21600 0 21600 21600 0 21600 0 0 Z N"/>
          </draw:custom-shape>
        </draw:g>
        <draw:line draw:style-name="gr18" draw:text-style-name="P1" draw:layer="layout" svg:x1="5.178cm" svg:y1="12.3cm" svg:x2="11.105cm" svg:y2="12.3cm">
          <text:p text:style-name="P4"/>
        </draw:line>
        <draw:custom-shape draw:style-name="gr27" draw:text-style-name="P9" draw:layer="layout" svg:width="3.138cm" svg:height="13.17cm" svg:x="1.995cm" svg:y="6.598cm">
          <text:p text:style-name="P8"><text:span text:style-name="T3">CSL </text:span></text:p>
          <text:p text:style-name="P8"><text:span text:style-name="T3">compi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396cm" svg:height="1.096cm" svg:x="17.727cm" svg:y="18.294cm">
          <text:p text:style-name="P2"><text:span text:style-name="T1">User</text:span></text:p>
          <text:p text:style-name="P2"><text:span text:style-name="T1">logic</text:span></text:p>
          <draw:enhanced-geometry svg:viewBox="0 0 21600 21600" draw:mirror-horizontal="false" draw:mirror-vertical="false" draw:type="rectangle" draw:enhanced-path="M 0 0 L 21600 0 21600 21600 0 21600 0 0 Z N"/>
        </draw:custom-shape>
        <draw:frame draw:style-name="gr28" draw:text-style-name="P4" draw:layer="layout" svg:width="3.428cm" svg:height="0.729cm" svg:x="14.791cm" svg:y="15.8cm">
          <draw:text-box>
            <text:p text:style-name="P4"><text:span text:style-name="T1">Generated unit</text:span></text:p>
          </draw:text-box>
        </draw:frame>
        <draw:frame draw:style-name="gr29" draw:text-style-name="P10" draw:layer="layout" svg:width="4.459cm" svg:height="1.117cm" svg:x="-2.371cm" svg:y="6.78cm">
          <draw:text-box>
            <text:p text:style-name="P4"><text:span text:style-name="T4">Figure 3</text:span></text:p>
          </draw:text-box>
        </draw:frame>
        <draw:line draw:style-name="gr18" draw:text-style-name="P1" draw:layer="layout" svg:x1="5.178cm" svg:y1="8.168cm" svg:x2="8.807cm" svg:y2="8.168cm">
          <text:p text:style-name="P4"/>
        </draw:line>
        <draw:line draw:style-name="gr18" draw:text-style-name="P1" draw:layer="layout" svg:x1="5.141cm" svg:y1="11.049cm" svg:x2="17.105cm" svg:y2="11.049cm">
          <text:p text:style-name="P4"/>
        </draw:line>
        <draw:line draw:style-name="gr18" draw:text-style-name="P1" draw:layer="layout" svg:x1="5.142cm" svg:y1="19.103cm" svg:x2="10.584cm" svg:y2="19.103cm">
          <text:p text:style-name="P4"/>
        </draw:line>
        <draw:line draw:style-name="gr18" draw:text-style-name="P1" draw:layer="layout" svg:x1="5.178cm" svg:y1="18.29cm" svg:x2="10.017cm" svg:y2="18.29cm">
          <text:p text:style-name="P4"/>
        </draw:line>
        <draw:custom-shape draw:style-name="gr10" draw:text-style-name="P6" draw:layer="layout" svg:width="6.954cm" svg:height="0.454cm" svg:x="10.568cm" svg:y="18.936cm">
          <text:p text:style-name="P2"><text:span text:style-name="T2">Generated Constants, containers, and logic</text:span></text:p>
          <draw:enhanced-geometry svg:viewBox="0 0 21600 21600" draw:mirror-horizontal="false" draw:mirror-vertical="false" draw:type="rectangle" draw:enhanced-path="M 0 0 L 21600 0 21600 21600 0 21600 0 0 Z N"/>
        </draw:custom-shape>
        <draw:line draw:style-name="gr16" draw:text-style-name="P1" draw:layer="layout" svg:x1="19.239cm" svg:y1="16.883cm" svg:x2="21.053cm" svg:y2="16.883cm">
          <text:p text:style-name="P4"/>
        </draw:line>
        <draw:frame draw:style-name="gr30" draw:text-style-name="P5" draw:layer="layout" svg:width="3.167cm" svg:height="0.729cm" svg:x="6.449cm" svg:y="16.29cm">
          <draw:text-box>
            <text:p text:style-name="P4"><text:span text:style-name="T1">inputs</text:span></text:p>
          </draw:text-box>
        </draw:frame>
        <draw:frame draw:style-name="gr31" draw:text-style-name="P5" draw:layer="layout" svg:width="2.194cm" svg:height="0.772cm" svg:x="19.159cm" svg:y="16.29cm">
          <draw:text-box>
            <text:p text:style-name="P4"><text:span text:style-name="T1">outputs</text:span></text:p>
          </draw:text-box>
        </draw:frame>
        <draw:custom-shape draw:style-name="gr10" draw:text-style-name="P6" draw:layer="layout" svg:width="1.926cm" svg:height="1.398cm" svg:x="13.879cm" svg:y="11.566cm">
          <text:p text:style-name="P2"><text:span text:style-name="T2">Arch.</text:span></text:p>
          <text:p text:style-name="P2"><text:span text:style-name="T2">State</text:span></text:p>
          <text:p text:style-name="P2"><text:span text:style-name="T2">memory</text:span></text:p>
          <draw:enhanced-geometry svg:viewBox="0 0 21600 21600" draw:mirror-horizontal="false" draw:mirror-vertical="false" draw:type="rectangle" draw:enhanced-path="M 0 0 L 21600 0 21600 21600 0 21600 0 0 Z N"/>
        </draw:custom-shape>
        <draw:custom-shape draw:style-name="gr32" draw:text-style-name="P1" draw:layer="layout" svg:width="10.508cm" svg:height="2.17cm" svg:x="8.769cm" svg:y="7.352cm">
          <text:p text:style-name="P4"/>
          <draw:enhanced-geometry svg:viewBox="0 0 21600 21600" draw:mirror-horizontal="false" draw:mirror-vertical="false" draw:type="rectangle" draw:enhanced-path="M 0 0 L 21600 0 21600 21600 0 21600 0 0 Z N"/>
        </draw:custom-shape>
        <draw:frame draw:style-name="gr33" draw:text-style-name="P5" draw:layer="layout" svg:width="7.415cm" svg:height="0.729cm" svg:x="10.627cm" svg:y="7.435cm">
          <draw:text-box>
            <text:p text:style-name="P4"><text:span text:style-name="T1">RTL DUT (2) (Design Under Test)</text:span></text:p>
          </draw:text-box>
        </draw:frame>
        <draw:line draw:style-name="gr18" draw:text-style-name="P1" draw:layer="layout" svg:x1="5.142cm" svg:y1="18.604cm" svg:x2="10.584cm" svg:y2="18.604cm">
          <text:p text:style-name="P4"/>
        </draw:line>
        <draw:custom-shape draw:style-name="gr10" draw:text-style-name="P6" draw:layer="layout" svg:width="6.954cm" svg:height="0.52cm" svg:x="10.568cm" svg:y="18.294cm">
          <text:p text:style-name="P2"><text:span text:style-name="T2">Generated design hierarchy/interconnect</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396cm" svg:height="1.096cm" svg:x="17.728cm" svg:y="8.294cm">
          <text:p text:style-name="P2"><text:span text:style-name="T1">User</text:span></text:p>
          <text:p text:style-name="P2"><text:span text:style-name="T1">logic</text:span></text:p>
          <draw:enhanced-geometry svg:viewBox="0 0 21600 21600" draw:mirror-horizontal="false" draw:mirror-vertical="false" draw:type="rectangle" draw:enhanced-path="M 0 0 L 21600 0 21600 21600 0 21600 0 0 Z N"/>
        </draw:custom-shape>
        <draw:line draw:style-name="gr18" draw:text-style-name="P1" draw:layer="layout" svg:x1="5.143cm" svg:y1="9.103cm" svg:x2="10.585cm" svg:y2="9.103cm">
          <text:p text:style-name="P4"/>
        </draw:line>
        <draw:custom-shape draw:style-name="gr10" draw:text-style-name="P6" draw:layer="layout" svg:width="6.954cm" svg:height="0.454cm" svg:x="10.569cm" svg:y="8.936cm">
          <text:p text:style-name="P2"><text:span text:style-name="T2">Generated Constants, containers, and logic</text:span></text:p>
          <draw:enhanced-geometry svg:viewBox="0 0 21600 21600" draw:mirror-horizontal="false" draw:mirror-vertical="false" draw:type="rectangle" draw:enhanced-path="M 0 0 L 21600 0 21600 21600 0 21600 0 0 Z N"/>
        </draw:custom-shape>
        <draw:line draw:style-name="gr18" draw:text-style-name="P1" draw:layer="layout" svg:x1="5.143cm" svg:y1="8.604cm" svg:x2="10.585cm" svg:y2="8.604cm">
          <text:p text:style-name="P4"/>
        </draw:line>
        <draw:custom-shape draw:style-name="gr10" draw:text-style-name="P6" draw:layer="layout" svg:width="6.954cm" svg:height="0.52cm" svg:x="10.569cm" svg:y="8.294cm">
          <text:p text:style-name="P2"><text:span text:style-name="T2">Generated design hierarchy/interconnect</text:span></text:p>
          <draw:enhanced-geometry svg:viewBox="0 0 21600 21600" draw:mirror-horizontal="false" draw:mirror-vertical="false" draw:type="rectangle" draw:enhanced-path="M 0 0 L 21600 0 21600 21600 0 21600 0 0 Z N"/>
        </draw:custom-shape>
        <draw:line draw:style-name="gr16" draw:text-style-name="P1" draw:layer="layout" svg:x1="19.315cm" svg:y1="7.883cm" svg:x2="21.053cm" svg:y2="7.883cm">
          <text:p text:style-name="P4"/>
        </draw:line>
        <draw:frame draw:style-name="gr30" draw:text-style-name="P5" draw:layer="layout" svg:width="3.167cm" svg:height="0.729cm" svg:x="6.449cm" svg:y="7.29cm">
          <draw:text-box>
            <text:p text:style-name="P4"><text:span text:style-name="T1">inputs</text:span></text:p>
          </draw:text-box>
        </draw:frame>
        <draw:frame draw:style-name="gr31" draw:text-style-name="P5" draw:layer="layout" svg:width="2.194cm" svg:height="0.772cm" svg:x="19.159cm" svg:y="7.29cm">
          <draw:text-box>
            <text:p text:style-name="P4"><text:span text:style-name="T1">outputs</text:span></text:p>
          </draw:text-box>
        </draw:frame>
        <draw:line draw:style-name="gr16" draw:text-style-name="P1" draw:layer="layout" svg:x1="6.539cm" svg:y1="7.883cm" svg:x2="8.769cm" svg:y2="7.883cm">
          <text:p text:style-name="P4"/>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none"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dc2300" draw:textarea-horizontal-align="center" draw:textarea-vertical-align="middle" fo:padding-top="0.125cm" fo:padding-bottom="0.125cm" fo:padding-left="0.25cm" fo:padding-right="0.25cm"/>
    </style:style>
    <style:style style:name="gr2" style:family="graphic" style:parent-style-name="standard">
      <style:graphic-properties draw:stroke="solid" svg:stroke-width="0cm" svg:stroke-color="#000000" draw:marker-start="" draw:marker-start-width="0.164cm" draw:marker-end="Symmetric_20_Arrow" draw:marker-end-width="0.164cm" draw:stroke-linejoin="round" draw:fill="solid" draw:fill-color="#ff9966" draw:textarea-horizontal-align="justify" draw:textarea-vertical-align="middle" draw:auto-grow-height="false" fo:padding-top="0.112cm" fo:padding-bottom="0.112cm" fo:padding-left="0.237cm" fo:padding-right="0.237cm" fo:wrap-option="wrap" draw:shadow="hidden"/>
    </style:style>
    <style:style style:name="gr3" style:family="graphic" style:parent-style-name="standard">
      <style:graphic-properties svg:stroke-width="0cm" svg:stroke-color="#000000" draw:marker-start="" draw:marker-start-width="0.203cm" draw:marker-end="Symmetric_20_Arrow" draw:marker-end-width="0.203cm" draw:fill="solid" draw:fill-color="#000000" draw:textarea-horizontal-align="center" draw:textarea-vertical-align="middle" fo:padding-top="0.125cm" fo:padding-bottom="0.125cm" fo:padding-left="0.25cm" fo:padding-right="0.25cm"/>
    </style:style>
    <style:style style:name="gr4" style:family="graphic" style:parent-style-name="standard">
      <style:graphic-properties draw:stroke="solid" svg:stroke-width="0cm" svg:stroke-color="#000000" draw:marker-start="" draw:marker-start-width="0.164cm" draw:marker-end="Symmetric_20_Arrow" draw:marker-end-width="0.164cm" draw:stroke-linejoin="round" draw:fill="solid" draw:fill-color="#47b8b8" draw:textarea-horizontal-align="justify" draw:textarea-vertical-align="middle" draw:auto-grow-height="false" fo:padding-top="0.112cm" fo:padding-bottom="0.112cm" fo:padding-left="0.237cm" fo:padding-right="0.237cm" fo:wrap-option="wrap" draw:shadow="hidden"/>
    </style:style>
    <style:style style:name="gr5" style:family="graphic" style:parent-style-name="standard">
      <style:graphic-properties draw:stroke="solid" svg:stroke-width="0cm" svg:stroke-color="#000000" draw:marker-start="" draw:marker-start-width="0.164cm" draw:marker-end="Symmetric_20_Arrow" draw:marker-end-width="0.164cm" draw:stroke-linejoin="round" draw:fill="solid" draw:fill-color="#ffff66" draw:textarea-horizontal-align="justify" draw:textarea-vertical-align="middle" draw:auto-grow-height="false" fo:padding-top="0.112cm" fo:padding-bottom="0.112cm" fo:padding-left="0.237cm" fo:padding-right="0.237cm" fo:wrap-option="wrap" draw:shadow="hidden"/>
    </style:style>
    <style:style style:name="gr6" style:family="graphic" style:parent-style-name="standard">
      <style:graphic-properties svg:stroke-width="0cm" svg:stroke-color="#000000" draw:marker-start="" draw:marker-start-width="0.203cm" draw:marker-end="Symmetric_20_Arrow" draw:marker-end-width="0.203cm" draw:textarea-horizontal-align="center" draw:textarea-vertical-align="middle" fo:padding-top="0.125cm" fo:padding-bottom="0.125cm" fo:padding-left="0.25cm" fo:padding-right="0.25cm"/>
    </style:style>
    <style:style style:name="gr7" style:family="graphic" style:parent-style-name="standard">
      <style:graphic-properties svg:stroke-width="0cm" svg:stroke-color="#000000" draw:marker-start="Symmetric_20_Arrow" draw:marker-start-width="0.203cm" draw:marker-end="Symmetric_20_Arrow" draw:marker-end-width="0.203cm" draw:textarea-horizontal-align="center" draw:textarea-vertical-align="middle" fo:padding-top="0.125cm" fo:padding-bottom="0.125cm" fo:padding-left="0.25cm" fo:padding-right="0.25cm"/>
    </style:style>
    <style:style style:name="gr8" style:family="graphic" style:parent-style-name="standard">
      <style:graphic-properties draw:stroke="solid" svg:stroke-width="0cm" svg:stroke-color="#000000" draw:marker-start="" draw:marker-start-width="0.164cm" draw:marker-end="Symmetric_20_Arrow" draw:marker-end-width="0.164cm" draw:stroke-linejoin="round" draw:fill="solid" draw:fill-color="#99ccff" draw:textarea-horizontal-align="justify" draw:textarea-vertical-align="middle" draw:auto-grow-height="false" fo:padding-top="0.112cm" fo:padding-bottom="0.112cm" fo:padding-left="0.237cm" fo:padding-right="0.237cm" fo:wrap-option="wrap" draw:shadow="hidden"/>
    </style:style>
    <style:style style:name="gr9" style:family="graphic" style:parent-style-name="standard">
      <style:graphic-properties svg:stroke-width="0cm" svg:stroke-color="#000000" draw:marker-start="" draw:marker-start-width="0.203cm" draw:marker-end="" draw:marker-end-width="0.203cm" draw:fill="solid" draw:fill-color="#000000" draw:textarea-horizontal-align="center" draw:textarea-vertical-align="middle" fo:padding-top="0.125cm" fo:padding-bottom="0.125cm" fo:padding-left="0.25cm" fo:padding-right="0.25cm"/>
    </style:style>
    <style:style style:name="gr10" style:family="graphic" style:parent-style-name="standard" style:list-style-name="L1">
      <style:graphic-properties draw:stroke="solid" draw:stroke-dash="Dash_20_2" svg:stroke-width="0cm" svg:stroke-color="#000000" draw:marker-start="" draw:marker-start-width="0.203cm" draw:marker-start-center="false" draw:marker-end="Symmetric_20_Arrow" draw:marker-end-width="0.203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1" style:family="graphic" style:parent-style-name="standard" style:list-style-name="L1">
      <style:graphic-properties draw:stroke="solid" draw:stroke-dash="Dash_20_2" svg:stroke-width="0cm" svg:stroke-color="#000000" draw:marker-start="" draw:marker-start-width="0.203cm" draw:marker-start-center="false" draw:marker-end="Symmetric_20_Arrow" draw:marker-end-width="0.203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2" style:family="graphic" style:parent-style-name="standard" style:list-style-name="L1">
      <style:graphic-properties draw:stroke="solid" draw:stroke-dash="Dash_20_2" svg:stroke-width="0cm" svg:stroke-color="#000000" draw:marker-start="" draw:marker-start-width="0.203cm" draw:marker-start-center="false" draw:marker-end="Symmetric_20_Arrow" draw:marker-end-width="0.203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3" style:family="graphic" style:parent-style-name="standard" style:list-style-name="L1">
      <style:graphic-properties draw:stroke="solid" draw:stroke-dash="Dash_20_2" svg:stroke-width="0cm" svg:stroke-color="#000000" draw:marker-start="" draw:marker-start-width="0.203cm" draw:marker-start-center="false" draw:marker-end="Symmetric_20_Arrow" draw:marker-end-width="0.203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4" style:family="graphic" style:parent-style-name="standard">
      <style:graphic-properties draw:stroke="none" svg:stroke-width="0cm" svg:stroke-color="#000000" draw:marker-start-width="0.2cm" draw:marker-end-width="0.2cm" draw:fill="none" draw:fill-color="#ffffff" fo:min-height="0.867cm"/>
    </style:style>
    <style:style style:name="gr15" style:family="graphic" style:parent-style-name="standard">
      <style:graphic-properties svg:stroke-width="0.152cm" svg:stroke-color="#000000" draw:marker-start-width="0.427cm" draw:marker-end="Symmetric_20_Arrow" draw:marker-end-width="0.527cm" draw:textarea-horizontal-align="center" draw:textarea-vertical-align="middle" fo:padding-top="0.2cm" fo:padding-bottom="0.2cm" fo:padding-left="0.325cm" fo:padding-right="0.325cm"/>
    </style:style>
    <style:style style:name="gr16" style:family="graphic" style:parent-style-name="standard">
      <style:graphic-properties draw:stroke="solid" svg:stroke-width="0cm" draw:marker-start-width="0.2cm" draw:marker-end-width="0.2cm" draw:fill="solid" draw:fill-color="#99ccff" draw:textarea-horizontal-align="justify" draw:textarea-vertical-align="middle" draw:auto-grow-height="false" fo:min-height="0cm" fo:min-width="0cm" fo:padding-top="0.125cm" fo:padding-bottom="0.125cm" fo:padding-left="0.25cm" fo:padding-right="0.25cm"/>
    </style:style>
    <style:style style:name="gr17" style:family="graphic" style:parent-style-name="standard">
      <style:graphic-properties draw:stroke="solid" svg:stroke-width="0cm" draw:marker-start-width="0.2cm" draw:marker-end-width="0.2cm" draw:fill="solid" draw:fill-color="#ff9966" draw:textarea-horizontal-align="justify" draw:textarea-vertical-align="middle" draw:auto-grow-height="false" fo:min-height="0cm" fo:min-width="0cm" fo:padding-top="0.125cm" fo:padding-bottom="0.125cm" fo:padding-left="0.25cm" fo:padding-right="0.25cm"/>
    </style:style>
    <style:style style:name="gr18" style:family="graphic" style:parent-style-name="standard">
      <style:graphic-properties draw:stroke="solid" svg:stroke-width="0cm" draw:marker-start-width="0.2cm" draw:marker-end-width="0.2cm" draw:fill="solid" draw:fill-color="#ffff66" draw:textarea-horizontal-align="justify" draw:textarea-vertical-align="middle" draw:auto-grow-height="false" fo:min-height="0cm" fo:min-width="0cm" fo:padding-top="0.125cm" fo:padding-bottom="0.125cm" fo:padding-left="0.25cm" fo:padding-right="0.25cm"/>
    </style:style>
    <style:style style:name="P1" style:family="paragraph">
      <style:paragraph-properties fo:text-align="center"/>
    </style:style>
    <style:style style:name="P2" style:family="paragraph">
      <style:paragraph-properties fo:margin-left="0cm" fo:margin-right="0cm" fo:line-height="93%" fo:text-align="center" text:enable-numbering="false" fo:text-indent="0cm" style:line-break="strict" style:writing-mode="lr-tb"/>
    </style:style>
    <style:style style:name="P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Tahoma"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4" style:family="paragraph">
      <style:paragraph-properties fo:margin-left="0cm" fo:margin-right="0cm" fo:line-height="93%" fo:text-align="start" text:enable-numbering="false" fo:text-indent="0cm" style:line-break="strict" style:writing-mode="lr-tb"/>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22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10pt"/>
    </style:style>
    <style:style style:name="P9" style:family="paragraph">
      <style:paragraph-properties fo:margin-left="0cm" fo:margin-right="0cm" fo:text-indent="0cm"/>
      <style:text-properties fo:font-size="18pt"/>
    </style:style>
    <style:style style:name="T1" style:family="text">
      <style:text-properties fo:color="#000000" fo:font-size="10pt" fo:language="en" fo:country="GB" style:font-size-asian="10pt" style:font-size-complex="10pt"/>
    </style:style>
    <style:style style:name="T2" style:family="text">
      <style:text-properties fo:font-size="22pt"/>
    </style:style>
    <style:style style:name="T3" style:family="text">
      <style:text-properties fo:font-size="10pt"/>
    </style:style>
    <style:style style:name="T4"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1" draw:layer="layout" svg:width="6.985cm" svg:height="5.198cm" svg:x="0.935cm" svg:y="8.33cm">
          <text:p text:style-name="P5"/>
        </draw:ellipse>
        <draw:custom-shape draw:style-name="gr2" draw:text-style-name="P2" draw:layer="layout" svg:width="4.942cm" svg:height="0.547cm" svg:x="8.401cm" svg:y="12.958cm">
          <text:p text:style-name="P2"><text:span text:style-name="T1"><text:s/></text:span><text:span text:style-name="T1">RTL code</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4.942cm" svg:height="0.752cm" svg:x="8.401cm" svg:y="13.77cm">
          <text:p text:style-name="P2"><text:span text:style-name="T1">Optional RTL </text:span></text:p>
          <text:p text:style-name="P2"><text:span text:style-name="T1">test bench extensions</text:span></text:p>
          <draw:enhanced-geometry svg:viewBox="0 0 21600 21600" draw:mirror-horizontal="false" draw:mirror-vertical="false" draw:type="rectangle" draw:enhanced-path="M 0 0 L 21600 0 21600 21600 0 21600 0 0 Z N"/>
        </draw:custom-shape>
        <draw:rect draw:style-name="gr3" draw:text-style-name="P1" draw:layer="layout" svg:width="0.185cm" svg:height="3.241cm" svg:x="13.989cm" svg:y="11.207cm">
          <draw:glue-point draw:id="4" svg:x="-4.969cm" svg:y="-1.434cm"/>
          <text:p text:style-name="P5"/>
        </draw:rect>
        <draw:connector draw:style-name="gr3" draw:text-style-name="P1" draw:layer="layout" draw:type="line" svg:x1="13.343cm" svg:y1="10.613cm" svg:x2="14.861cm" svg:y2="10.612cm" draw:start-shape="id1" draw:start-glue-point="1" draw:end-shape="id2" draw:end-glue-point="3">
          <text:p text:style-name="P5"/>
        </draw:connector>
        <draw:connector draw:style-name="gr3" draw:text-style-name="P1" draw:layer="layout" draw:type="line" svg:x1="14.186cm" svg:y1="14.102cm" svg:x2="14.861cm" svg:y2="14.087cm" draw:end-shape="id3" draw:end-glue-point="3">
          <text:p text:style-name="P5"/>
        </draw:connector>
        <draw:custom-shape draw:style-name="gr4" draw:text-style-name="P2" draw:id="id9" draw:layer="layout" svg:width="1.905cm" svg:height="1.166cm" svg:x="21.59cm" svg:y="10.564cm">
          <text:p text:style-name="P2"><text:span text:style-name="T1">Firmware </text:span></text:p>
          <text:p text:style-name="P2"><text:span text:style-name="T1">Code</text:span></text:p>
          <draw:enhanced-geometry svg:viewBox="0 0 21600 21600" draw:mirror-horizontal="false" draw:mirror-vertical="false" draw:type="rectangle" draw:enhanced-path="M 0 0 L 21600 0 21600 21600 0 21600 0 0 Z N"/>
        </draw:custom-shape>
        <draw:custom-shape draw:style-name="gr2" draw:text-style-name="P2" draw:id="id5" draw:layer="layout" svg:width="1.905cm" svg:height="1.386cm" svg:x="21.59cm" svg:y="7.774cm">
          <text:p text:style-name="P2"><text:span text:style-name="T1">Hand</text:span></text:p>
          <text:p text:style-name="P2"><text:span text:style-name="T1">written</text:span></text:p>
          <text:p text:style-name="P2"><text:span text:style-name="T1">assemb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24.13cm" svg:y1="8.467cm" svg:x2="23.495cm" svg:y2="8.467cm" draw:start-shape="id4" draw:end-shape="id5" draw:end-glue-point="1">
          <text:p text:style-name="P5"/>
        </draw:connector>
        <draw:custom-shape draw:style-name="gr5" draw:text-style-name="P2" draw:id="id3" draw:layer="layout" svg:width="2.91cm" svg:height="0.635cm" svg:x="14.861cm" svg:y="13.77cm">
          <text:p text:style-name="P2"><text:span text:style-name="T1">RTL simula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16.315cm" svg:y1="9.722cm" svg:x2="16.316cm" svg:y2="10.19cm" draw:start-shape="id6" draw:start-glue-point="2" draw:end-shape="id2" draw:end-glue-point="0">
          <text:p text:style-name="P5"/>
        </draw:connector>
        <draw:connector draw:style-name="gr3" draw:text-style-name="P1" draw:layer="layout" draw:type="line" svg:x1="17.771cm" svg:y1="10.612cm" svg:x2="18.491cm" svg:y2="10.607cm" draw:start-shape="id2" draw:start-glue-point="1" draw:end-shape="id7" draw:end-glue-point="3">
          <text:p text:style-name="P5"/>
        </draw:connector>
        <draw:connector draw:style-name="gr6" draw:text-style-name="P1" draw:layer="layout" draw:type="line" svg:x1="17.771cm" svg:y1="14.087cm" svg:x2="18.491cm" svg:y2="14.095cm" draw:start-shape="id3" draw:start-glue-point="1" draw:end-shape="id8" draw:end-glue-point="3">
          <text:p text:style-name="P5"/>
        </draw:connector>
        <draw:connector draw:style-name="gr7" draw:text-style-name="P1" draw:layer="layout" svg:x1="20.328cm" svg:y1="10.607cm" svg:x2="20.328cm" svg:y2="14.095cm" draw:start-shape="id7" draw:start-glue-point="1" draw:end-shape="id8" draw:end-glue-point="1">
          <text:p text:style-name="P5"/>
        </draw:connector>
        <draw:connector draw:style-name="gr6" draw:text-style-name="P1" draw:layer="layout" draw:type="line" svg:x1="21.59cm" svg:y1="11.147cm" svg:x2="20.849cm" svg:y2="11.148cm" draw:start-shape="id9" draw:start-glue-point="3">
          <text:p text:style-name="P5"/>
        </draw:connector>
        <draw:connector draw:style-name="gr6" draw:text-style-name="P1" draw:layer="layout" draw:type="line" svg:x1="22.542cm" svg:y1="9.16cm" svg:x2="22.542cm" svg:y2="10.564cm" draw:start-shape="id5" draw:start-glue-point="2" draw:end-shape="id9" draw:end-glue-point="0">
          <text:p text:style-name="P5"/>
        </draw:connector>
        <draw:custom-shape draw:style-name="gr5" draw:text-style-name="P2" draw:id="id7" draw:layer="layout" svg:width="1.837cm" svg:height="1.359cm" svg:x="18.491cm" svg:y="9.928cm">
          <text:p text:style-name="P2"><text:span text:style-name="T1">C++ </text:span></text:p>
          <text:p text:style-name="P2"><text:span text:style-name="T1">Simulator</text:span></text:p>
          <text:p text:style-name="P2"><text:span text:style-name="T1">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10" draw:layer="layout" svg:width="1.837cm" svg:height="1.342cm" svg:x="18.491cm" svg:y="11.776cm">
          <text:p text:style-name="P2"><text:span text:style-name="T1">Verify </text:span></text:p>
          <text:p text:style-name="P2"><text:span text:style-name="T1">equivalen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8" draw:layer="layout" svg:width="1.837cm" svg:height="1.019cm" svg:x="18.491cm" svg:y="13.586cm">
          <text:p text:style-name="P2"><text:span text:style-name="T1">RTL</text:span></text:p>
          <text:p text:style-name="P2"><text:span text:style-name="T1">simulation</text:span></text:p>
          <text:p text:style-name="P2"><text:span text:style-name="T1">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line" svg:x1="19.409cm" svg:y1="11.287cm" svg:x2="19.409cm" svg:y2="11.776cm" draw:start-shape="id7" draw:start-glue-point="2" draw:end-shape="id10" draw:end-glue-point="0">
          <text:p text:style-name="P5"/>
        </draw:connector>
        <draw:connector draw:style-name="gr6" draw:text-style-name="P1" draw:layer="layout" draw:type="line" svg:x1="19.409cm" svg:y1="13.586cm" svg:x2="19.409cm" svg:y2="13.118cm" draw:start-shape="id8" draw:start-glue-point="0" draw:end-shape="id10" draw:end-glue-point="2">
          <text:p text:style-name="P5"/>
        </draw:connector>
        <draw:custom-shape draw:style-name="gr5" draw:text-style-name="P2" draw:id="id2" draw:layer="layout" svg:width="2.91cm" svg:height="0.845cm" svg:x="14.861cm" svg:y="10.19cm">
          <text:p text:style-name="P2"><text:span text:style-name="T1">C++ compi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6" draw:layer="layout" svg:width="3.139cm" svg:height="0.912cm" svg:x="14.746cm" svg:y="8.81cm">
          <text:p text:style-name="P2"><text:span text:style-name="T1">C++ algorithmic</text:span></text:p>
          <text:p text:style-name="P2"><text:span text:style-name="T1">simulator code</text:span></text:p>
          <draw:enhanced-geometry svg:viewBox="0 0 21600 21600" draw:mirror-horizontal="false" draw:mirror-vertical="false" draw:type="rectangle" draw:enhanced-path="M 0 0 L 21600 0 21600 21600 0 21600 0 0 Z N"/>
        </draw:custom-shape>
        <draw:connector draw:style-name="gr3" draw:text-style-name="P1" draw:layer="layout" draw:type="line" svg:x1="13.372cm" svg:y1="14.177cm" svg:x2="13.999cm" svg:y2="14.173cm">
          <text:p text:style-name="P5"/>
        </draw:connector>
        <draw:custom-shape draw:style-name="gr8" draw:text-style-name="P2" draw:id="id17" draw:layer="layout" svg:width="4.942cm" svg:height="0.836cm" svg:x="8.401cm" svg:y="9.257cm">
          <text:p text:style-name="P2"><text:span text:style-name="T1">Generated documentation</text:span></text:p>
          <text:p text:style-name="P2"><text:span text:style-name="T1">HTML, PDF</text:span></text:p>
          <draw:enhanced-geometry svg:viewBox="0 0 21600 21600" draw:mirror-horizontal="false" draw:mirror-vertical="false" draw:type="rectangle" draw:enhanced-path="M 0 0 L 21600 0 21600 21600 0 21600 0 0 Z N"/>
        </draw:custom-shape>
        <draw:custom-shape draw:style-name="gr8" draw:text-style-name="P2" draw:id="id1" draw:layer="layout" svg:width="4.942cm" svg:height="0.635cm" svg:x="8.401cm" svg:y="10.296cm">
          <text:p text:style-name="P2"><text:span text:style-name="T1">Generated C++ code</text:span></text:p>
          <draw:enhanced-geometry svg:viewBox="0 0 21600 21600" draw:mirror-horizontal="false" draw:mirror-vertical="false" draw:type="rectangle" draw:enhanced-path="M 0 0 L 21600 0 21600 21600 0 21600 0 0 Z N"/>
        </draw:custom-shape>
        <draw:custom-shape draw:style-name="gr8" draw:text-style-name="P2" draw:id="id16" draw:layer="layout" svg:width="4.942cm" svg:height="0.665cm" svg:x="8.401cm" svg:y="12.031cm">
          <text:p text:style-name="P2"><text:span text:style-name="T1">Generated RTL code</text:span></text:p>
          <draw:enhanced-geometry svg:viewBox="0 0 21600 21600" draw:mirror-horizontal="false" draw:mirror-vertical="false" draw:type="rectangle" draw:enhanced-path="M 0 0 L 21600 0 21600 21600 0 21600 0 0 Z N"/>
        </draw:custom-shape>
        <draw:custom-shape draw:style-name="gr8" draw:text-style-name="P2" draw:id="id13" draw:layer="layout" svg:width="4.942cm" svg:height="0.712cm" svg:x="8.401cm" svg:y="11.139cm">
          <text:p text:style-name="P2"><text:span text:style-name="T1">Generated RTL testbench code</text:span></text:p>
          <draw:enhanced-geometry svg:viewBox="0 0 21600 21600" draw:mirror-horizontal="false" draw:mirror-vertical="false" draw:type="rectangle" draw:enhanced-path="M 0 0 L 21600 0 21600 21600 0 21600 0 0 Z N"/>
        </draw:custom-shape>
        <draw:connector draw:style-name="gr3" draw:text-style-name="P1" draw:layer="layout" draw:type="line" svg:x1="13.372cm" svg:y1="11.496cm" svg:x2="13.999cm" svg:y2="11.492cm">
          <text:p text:style-name="P5"/>
        </draw:connector>
        <draw:custom-shape draw:style-name="gr5" draw:text-style-name="P2" draw:id="id14" draw:layer="layout" svg:width="2.911cm" svg:height="0.635cm" svg:x="4.158cm" svg:y="9.357cm">
          <text:p text:style-name="P2"><text:span text:style-name="T1">testbench g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11" draw:layer="layout" svg:width="2.911cm" svg:height="0.635cm" svg:x="4.158cm" svg:y="10.296cm">
          <text:p text:style-name="P2"><text:span text:style-name="T1">register g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line" svg:x1="7.069cm" svg:y1="10.613cm" svg:x2="8.401cm" svg:y2="10.613cm" draw:start-shape="id11" draw:start-glue-point="1" draw:end-shape="id1" draw:end-glue-point="3">
          <text:p text:style-name="P5"/>
        </draw:connector>
        <draw:connector draw:style-name="gr9" draw:text-style-name="P1" draw:layer="layout" draw:type="line" svg:x1="7.068cm" svg:y1="12.353cm" svg:x2="8.401cm" svg:y2="12.358cm">
          <text:p text:style-name="P5"/>
        </draw:connector>
        <draw:custom-shape draw:style-name="gr5" draw:text-style-name="P2" draw:id="id12" draw:layer="layout" svg:width="2.911cm" svg:height="0.632cm" svg:x="4.158cm" svg:y="11.178cm">
          <text:p text:style-name="P2"><text:span text:style-name="T1">interconnect g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line" svg:x1="7.069cm" svg:y1="11.494cm" svg:x2="8.401cm" svg:y2="11.495cm" draw:start-shape="id12" draw:start-glue-point="1" draw:end-shape="id13" draw:end-glue-point="3">
          <text:p text:style-name="P5"/>
        </draw:connector>
        <draw:connector draw:style-name="gr9" draw:text-style-name="P1" draw:layer="layout" draw:type="line" svg:x1="7.069cm" svg:y1="9.674cm" svg:x2="8.401cm" svg:y2="10.613cm" draw:start-shape="id14" draw:start-glue-point="1" draw:end-shape="id1" draw:end-glue-point="3">
          <text:p text:style-name="P5"/>
        </draw:connector>
        <draw:connector draw:style-name="gr9" draw:text-style-name="P1" draw:id="id15" draw:layer="layout" draw:type="line" svg:x1="7.069cm" svg:y1="9.674cm" svg:x2="8.401cm" svg:y2="11.495cm" draw:start-shape="id14" draw:start-glue-point="1" draw:end-shape="id13" draw:end-glue-point="3">
          <text:p text:style-name="P5"/>
        </draw:connector>
        <draw:connector draw:style-name="gr9" draw:text-style-name="P1" draw:layer="layout" draw:type="line" svg:x1="7.735cm" svg:y1="10.584cm" svg:x2="8.401cm" svg:y2="12.363cm" draw:start-shape="id15" draw:start-glue-point="2" draw:end-shape="id16" draw:end-glue-point="3">
          <text:p text:style-name="P5"/>
        </draw:connector>
        <draw:connector draw:style-name="gr9" draw:text-style-name="P1" draw:layer="layout" draw:type="line" svg:x1="7.069cm" svg:y1="10.613cm" svg:x2="8.401cm" svg:y2="12.364cm" draw:start-shape="id11" draw:start-glue-point="1">
          <text:p text:style-name="P5"/>
        </draw:connector>
        <draw:connector draw:style-name="gr9" draw:text-style-name="P1" draw:layer="layout" draw:type="line" svg:x1="7.069cm" svg:y1="11.494cm" svg:x2="8.401cm" svg:y2="12.364cm" draw:start-shape="id12" draw:start-glue-point="1">
          <text:p text:style-name="P5"/>
        </draw:connector>
        <draw:connector draw:style-name="gr9" draw:text-style-name="P1" draw:layer="layout" draw:type="line" svg:x1="7.069cm" svg:y1="11.494cm" svg:x2="8.401cm" svg:y2="10.613cm" draw:start-shape="id12" draw:start-glue-point="1" draw:end-shape="id1">
          <text:p text:style-name="P5"/>
        </draw:connector>
        <draw:connector draw:style-name="gr9" draw:text-style-name="P1" draw:layer="layout" draw:type="line" svg:x1="7.069cm" svg:y1="11.494cm" svg:x2="8.401cm" svg:y2="9.675cm" draw:start-shape="id12" draw:start-glue-point="1" draw:end-shape="id17" draw:end-glue-point="3">
          <text:p text:style-name="P5"/>
        </draw:connector>
        <draw:connector draw:style-name="gr9" draw:text-style-name="P1" draw:layer="layout" draw:type="line" svg:x1="7.069cm" svg:y1="10.613cm" svg:x2="8.401cm" svg:y2="9.675cm" draw:start-shape="id11" draw:start-glue-point="1" draw:end-shape="id17">
          <text:p text:style-name="P5"/>
        </draw:connector>
        <draw:connector draw:style-name="gr9" draw:text-style-name="P1" draw:layer="layout" draw:type="line" svg:x1="7.069cm" svg:y1="10.613cm" svg:x2="8.401cm" svg:y2="11.495cm" draw:start-shape="id11" draw:start-glue-point="1" draw:end-shape="id13" draw:end-glue-point="3">
          <text:p text:style-name="P5"/>
        </draw:connector>
        <draw:connector draw:style-name="gr9" draw:text-style-name="P1" draw:layer="layout" draw:type="line" svg:x1="7.068cm" svg:y1="12.353cm" svg:x2="8.401cm" svg:y2="11.495cm" draw:end-shape="id13">
          <text:p text:style-name="P5"/>
        </draw:connector>
        <draw:connector draw:style-name="gr9" draw:text-style-name="P1" draw:id="id18" draw:layer="layout" draw:type="line" svg:x1="7.068cm" svg:y1="12.353cm" svg:x2="8.401cm" svg:y2="10.613cm" draw:end-shape="id1" draw:end-glue-point="3">
          <text:p text:style-name="P5"/>
        </draw:connector>
        <draw:connector draw:style-name="gr9" draw:text-style-name="P1" draw:layer="layout" draw:type="line" svg:x1="7.068cm" svg:y1="12.353cm" svg:x2="8.401cm" svg:y2="9.675cm" draw:start-shape="id18" draw:start-glue-point="2" draw:end-shape="id17" draw:end-glue-point="3">
          <text:p text:style-name="P5"/>
        </draw:connector>
        <draw:g>
          <draw:connector draw:style-name="gr10" draw:text-style-name="P3" draw:layer="layout" draw:type="line" svg:x1="3.441cm" svg:y1="9.674cm" svg:x2="4.151cm" svg:y2="9.674cm">
            <text:p text:style-name="P5"/>
          </draw:connector>
          <draw:connector draw:style-name="gr11" draw:text-style-name="P3" draw:layer="layout" draw:type="line" svg:x1="3.441cm" svg:y1="10.613cm" svg:x2="4.151cm" svg:y2="10.613cm">
            <text:p text:style-name="P5"/>
          </draw:connector>
          <draw:connector draw:style-name="gr12" draw:text-style-name="P3" draw:layer="layout" draw:type="line" svg:x1="3.441cm" svg:y1="12.353cm" svg:x2="4.151cm" svg:y2="12.363cm">
            <text:p text:style-name="P5"/>
          </draw:connector>
          <draw:connector draw:style-name="gr13" draw:text-style-name="P3" draw:layer="layout" draw:type="line" svg:x1="3.441cm" svg:y1="11.494cm" svg:x2="4.151cm" svg:y2="11.494cm">
            <text:p text:style-name="P5"/>
          </draw:connector>
        </draw:g>
        <draw:custom-shape draw:style-name="gr2" draw:text-style-name="P4" draw:layer="layout" svg:width="1.622cm" svg:height="0.545cm" svg:x="1.804cm" svg:y="9.403cm">
          <text:p text:style-name="P4"><text:span text:style-name="T1">tb spec</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1.621cm" svg:height="0.546cm" svg:x="1.806cm" svg:y="11.243cm">
          <text:p text:style-name="P4"><text:span text:style-name="T1">inter. spec</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1.621cm" svg:height="0.546cm" svg:x="1.826cm" svg:y="10.323cm">
          <text:p text:style-name="P4"><text:span text:style-name="T1">reg spec</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1.622cm" svg:height="0.546cm" svg:x="1.786cm" svg:y="12.08cm">
          <text:p text:style-name="P4"><text:span text:style-name="T1">mem map</text:span></text:p>
          <draw:enhanced-geometry svg:viewBox="0 0 21600 21600" draw:mirror-horizontal="false" draw:mirror-vertical="false" draw:type="rectangle" draw:enhanced-path="M 0 0 L 21600 0 21600 21600 0 21600 0 0 Z N"/>
        </draw:custom-shape>
        <draw:frame draw:style-name="gr14" draw:text-style-name="P6" draw:layer="layout" svg:width="4.459cm" svg:height="1.123cm" svg:x="0.753cm" svg:y="13.87cm">
          <draw:text-box>
            <text:p text:style-name="P5"><text:span text:style-name="T2">PROBLEM</text:span></text:p>
          </draw:text-box>
        </draw:frame>
        <draw:line draw:style-name="gr15" draw:text-style-name="P1" draw:layer="layout" svg:x1="5.051cm" svg:y1="14.607cm" svg:x2="5.051cm" svg:y2="13.616cm">
          <text:p text:style-name="P5"/>
        </draw:line>
        <draw:connector draw:style-name="gr3" draw:text-style-name="P1" draw:layer="layout" draw:type="line" svg:x1="13.373cm" svg:y1="12.396cm" svg:x2="14cm" svg:y2="12.392cm">
          <text:p text:style-name="P5"/>
        </draw:connector>
        <draw:connector draw:style-name="gr9" draw:text-style-name="P1" draw:layer="layout" draw:type="line" svg:x1="7.069cm" svg:y1="9.674cm" svg:x2="8.401cm" svg:y2="9.675cm" draw:start-shape="id14" draw:start-glue-point="1" draw:end-shape="id17" draw:end-glue-point="3">
          <text:p text:style-name="P5"/>
        </draw:connector>
        <draw:path draw:style-name="gr3" draw:text-style-name="P1" draw:id="id19" draw:layer="layout" svg:width="0cm" svg:height="2.161cm" svg:x="14.123cm" svg:y="8.459cm" svg:viewBox="0 0 0 2162" svg:d="m0 0c0 720 0 1440 0 2162 0 0 0 0 0-2162z">
          <text:p text:style-name="P5"/>
        </draw:path>
        <draw:custom-shape draw:style-name="gr2" draw:text-style-name="P2" draw:id="id4" draw:layer="layout" svg:width="1.22cm" svg:height="1.386cm" svg:x="24.13cm" svg:y="7.774cm">
          <text:p text:style-name="P2"><text:span text:style-name="T1"/></text:p>
          <text:p text:style-name="P2"><text:span text:style-name="T1">.asm</text:span></text:p>
          <text:p text:style-name="P2"><text:span text:style-name="T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8" draw:layer="layout" svg:width="3.149cm" svg:height="0.727cm" svg:x="22.105cm" svg:y="14.227cm">
            <text:p text:style-name="P7"><text:span text:style-name="T3">Generated by </text:span></text:p>
            <text:p text:style-name="P7"><text:span text:style-name="T3">in house tool</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3.148cm" svg:height="0.516cm" svg:x="22.106cm" svg:y="12.773cm">
            <text:p text:style-name="P7"><text:span text:style-name="T3">Written by engineer</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3.149cm" svg:height="0.494cm" svg:x="22.106cm" svg:y="13.43cm">
            <text:p text:style-name="P7"><text:span text:style-name="T3">Tool</text:span></text:p>
            <draw:enhanced-geometry svg:viewBox="0 0 21600 21600" draw:mirror-horizontal="false" draw:mirror-vertical="false" draw:type="rectangle" draw:enhanced-path="M 0 0 L 21600 0 21600 21600 0 21600 0 0 Z N"/>
          </draw:custom-shape>
        </draw:g>
        <draw:frame draw:style-name="gr14" draw:text-style-name="P9" draw:layer="layout" svg:width="4.459cm" svg:height="1.117cm" svg:x="0.635cm" svg:y="7.62cm">
          <draw:text-box>
            <text:p text:style-name="P5"><text:span text:style-name="T4">Figure 1</text:span></text:p>
          </draw:text-box>
        </draw:frame>
        <draw:connector draw:style-name="gr6" draw:text-style-name="P1" draw:layer="layout" draw:type="line" svg:x1="14.123cm" svg:y1="8.459cm" svg:x2="21.59cm" svg:y2="8.467cm" draw:start-shape="id19" draw:start-glue-point="0" draw:end-shape="id5" draw:end-glue-point="3">
          <text:p text:style-name="P5"/>
        </draw:connector>
        <draw:custom-shape draw:style-name="gr5" draw:text-style-name="P2" draw:layer="layout" svg:width="2.911cm" svg:height="0.632cm" svg:x="4.159cm" svg:y="12.078cm">
          <text:p text:style-name="P2"><text:span text:style-name="T1">memmap g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Symmetric_20_Arrow"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cm" svg:stroke-color="#000000" draw:marker-start="" draw:marker-start-width="0.164cm" draw:marker-end="Symmetric_20_Arrow" draw:marker-end-width="0.164cm" draw:stroke-linejoin="round" draw:fill="solid" draw:fill-color="#33cc66" draw:textarea-horizontal-align="justify" draw:textarea-vertical-align="middle" draw:auto-grow-height="false" fo:padding-top="0.112cm" fo:padding-bottom="0.112cm" fo:padding-left="0.237cm" fo:padding-right="0.237cm" fo:wrap-option="wrap" draw:shadow="hidden"/>
    </style:style>
    <style:style style:name="gr2" style:family="graphic" style:parent-style-name="standard">
      <style:graphic-properties draw:stroke="solid" svg:stroke-width="0cm" svg:stroke-color="#000000" draw:marker-start="" draw:marker-start-width="0.164cm" draw:marker-end="Symmetric_20_Arrow" draw:marker-end-width="0.164cm" draw:stroke-linejoin="round" draw:fill="solid" draw:fill-color="#ff9966" draw:textarea-horizontal-align="justify" draw:textarea-vertical-align="middle" draw:auto-grow-height="false" fo:padding-top="0.112cm" fo:padding-bottom="0.112cm" fo:padding-left="0.237cm" fo:padding-right="0.237cm" fo:wrap-option="wrap" draw:shadow="hidden"/>
    </style:style>
    <style:style style:name="gr3" style:family="graphic" style:parent-style-name="standard">
      <style:graphic-properties svg:stroke-width="0cm" svg:stroke-color="#000000" draw:marker-start="" draw:marker-start-width="0.203cm" draw:marker-end="Symmetric_20_Arrow" draw:marker-end-width="0.203cm" draw:fill="solid" draw:fill-color="#000000" draw:textarea-horizontal-align="center" draw:textarea-vertical-align="middle" fo:padding-top="0.125cm" fo:padding-bottom="0.125cm" fo:padding-left="0.25cm" fo:padding-right="0.25cm"/>
    </style:style>
    <style:style style:name="gr4" style:family="graphic" style:parent-style-name="standard">
      <style:graphic-properties draw:stroke="solid" svg:stroke-width="0cm" svg:stroke-color="#000000" draw:marker-start="" draw:marker-start-width="0.164cm" draw:marker-end="Symmetric_20_Arrow" draw:marker-end-width="0.164cm" draw:stroke-linejoin="round" draw:fill="solid" draw:fill-color="#008080" draw:textarea-horizontal-align="justify" draw:textarea-vertical-align="middle" draw:auto-grow-height="false" fo:padding-top="0.112cm" fo:padding-bottom="0.112cm" fo:padding-left="0.237cm" fo:padding-right="0.237cm" fo:wrap-option="wrap" draw:shadow="hidden"/>
    </style:style>
    <style:style style:name="gr5" style:family="graphic" style:parent-style-name="standard">
      <style:graphic-properties draw:stroke="solid" svg:stroke-width="0cm" svg:stroke-color="#000000" draw:marker-start="" draw:marker-start-width="0.164cm" draw:marker-end="Symmetric_20_Arrow" draw:marker-end-width="0.164cm" draw:stroke-linejoin="round" draw:fill="solid" draw:fill-color="#9999ff" draw:textarea-horizontal-align="justify" draw:textarea-vertical-align="middle" draw:auto-grow-height="false" fo:padding-top="0.112cm" fo:padding-bottom="0.112cm" fo:padding-left="0.237cm" fo:padding-right="0.237cm" fo:wrap-option="wrap" draw:shadow="hidden"/>
    </style:style>
    <style:style style:name="gr6" style:family="graphic" style:parent-style-name="standard">
      <style:graphic-properties draw:stroke="solid" svg:stroke-width="0cm" svg:stroke-color="#000000" draw:marker-start="" draw:marker-start-width="0.164cm" draw:marker-end="Symmetric_20_Arrow" draw:marker-end-width="0.164cm" draw:stroke-linejoin="round" draw:fill="solid" draw:fill-color="#ffff66" draw:textarea-horizontal-align="justify" draw:textarea-vertical-align="middle" draw:auto-grow-height="false" fo:padding-top="0.112cm" fo:padding-bottom="0.112cm" fo:padding-left="0.237cm" fo:padding-right="0.237cm" fo:wrap-option="wrap" draw:shadow="hidden"/>
    </style:style>
    <style:style style:name="gr7" style:family="graphic" style:parent-style-name="standard">
      <style:graphic-properties draw:stroke="solid" svg:stroke-width="0cm" svg:stroke-color="#000000" draw:marker-start="" draw:marker-start-width="0.164cm" draw:marker-end="Symmetric_20_Arrow" draw:marker-end-width="0.164cm" draw:stroke-linejoin="round" draw:fill="solid" draw:fill-color="#9966cc" draw:textarea-horizontal-align="justify" draw:textarea-vertical-align="middle" draw:auto-grow-height="false" fo:padding-top="0.112cm" fo:padding-bottom="0.112cm" fo:padding-left="0.237cm" fo:padding-right="0.237cm" fo:wrap-option="wrap" draw:shadow="hidden"/>
    </style:style>
    <style:style style:name="gr8" style:family="graphic" style:parent-style-name="standard">
      <style:graphic-properties svg:stroke-width="0cm" svg:stroke-color="#000000" draw:marker-start="" draw:marker-start-width="0.203cm" draw:marker-end="Symmetric_20_Arrow" draw:marker-end-width="0.203cm" draw:textarea-horizontal-align="center" draw:textarea-vertical-align="middle" fo:padding-top="0.125cm" fo:padding-bottom="0.125cm" fo:padding-left="0.25cm" fo:padding-right="0.25cm"/>
    </style:style>
    <style:style style:name="gr9" style:family="graphic" style:parent-style-name="standard">
      <style:graphic-properties svg:stroke-width="0cm" svg:stroke-color="#000000" draw:marker-start="Symmetric_20_Arrow" draw:marker-start-width="0.203cm" draw:marker-end="Symmetric_20_Arrow" draw:marker-end-width="0.203cm" draw:textarea-horizontal-align="center" draw:textarea-vertical-align="middle" fo:padding-top="0.125cm" fo:padding-bottom="0.125cm" fo:padding-left="0.25cm" fo:padding-right="0.25cm"/>
    </style:style>
    <style:style style:name="gr10" style:family="graphic" style:parent-style-name="standard">
      <style:graphic-properties draw:stroke="solid" svg:stroke-width="0cm" svg:stroke-color="#000000" draw:marker-start="" draw:marker-start-width="0.164cm" draw:marker-end="Symmetric_20_Arrow" draw:marker-end-width="0.164cm" draw:stroke-linejoin="round" draw:fill="solid" draw:fill-color="#99ccff" draw:textarea-horizontal-align="justify" draw:textarea-vertical-align="middle" draw:auto-grow-height="false" fo:padding-top="0.112cm" fo:padding-bottom="0.112cm" fo:padding-left="0.237cm" fo:padding-right="0.237cm" fo:wrap-option="wrap" draw:shadow="hidden"/>
    </style:style>
    <style:style style:name="gr11" style:family="graphic" style:parent-style-name="standard">
      <style:graphic-properties draw:stroke="none" svg:stroke-width="0cm" svg:stroke-color="#000000" draw:marker-start-width="0.2cm" draw:marker-end-width="0.2cm" draw:fill="none" draw:fill-color="#ffffff" fo:min-height="0.644cm"/>
    </style:style>
    <style:style style:name="gr12" style:family="graphic" style:parent-style-name="standard">
      <style:graphic-properties svg:stroke-width="0.152cm" svg:stroke-color="#000000" draw:marker-start-width="0.427cm" draw:marker-end="Symmetric_20_Arrow" draw:marker-end-width="0.527cm" draw:textarea-horizontal-align="center" draw:textarea-vertical-align="middle" fo:padding-top="0.2cm" fo:padding-bottom="0.2cm" fo:padding-left="0.325cm" fo:padding-right="0.325cm"/>
    </style:style>
    <style:style style:name="gr13" style:family="graphic" style:parent-style-name="standard" style:list-style-name="L1">
      <style:graphic-properties draw:stroke="solid" draw:stroke-dash="Dash_20_2" svg:stroke-width="0cm" svg:stroke-color="#000000" draw:marker-start="" draw:marker-start-width="0.203cm" draw:marker-start-center="false" draw:marker-end="Symmetric_20_Arrow" draw:marker-end-width="0.203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4" style:family="graphic" style:parent-style-name="standard" style:list-style-name="L1">
      <style:graphic-properties draw:stroke="solid" draw:stroke-dash="Dash_20_2" svg:stroke-width="0cm" svg:stroke-color="#000000" draw:marker-start="" draw:marker-start-width="0.203cm" draw:marker-start-center="false" draw:marker-end="Symmetric_20_Arrow" draw:marker-end-width="0.203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5" style:family="graphic" style:parent-style-name="standard" style:list-style-name="L1">
      <style:graphic-properties draw:stroke="solid" draw:stroke-dash="Dash_20_2" svg:stroke-width="0cm" svg:stroke-color="#000000" draw:marker-start="" draw:marker-start-width="0.203cm" draw:marker-start-center="false" draw:marker-end="Symmetric_20_Arrow" draw:marker-end-width="0.203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solid" svg:stroke-width="0cm" draw:marker-start-width="0.2cm" draw:marker-end-width="0.2cm" draw:fill="solid" draw:fill-color="#99ccff" draw:textarea-horizontal-align="justify" draw:textarea-vertical-align="middle" draw:auto-grow-height="false" fo:min-height="0cm" fo:min-width="0cm" fo:padding-top="0.125cm" fo:padding-bottom="0.125cm" fo:padding-left="0.25cm" fo:padding-right="0.25cm"/>
    </style:style>
    <style:style style:name="gr18" style:family="graphic" style:parent-style-name="standard">
      <style:graphic-properties draw:stroke="solid" svg:stroke-width="0cm" draw:marker-start-width="0.2cm" draw:marker-end-width="0.2cm" draw:fill="solid" draw:fill-color="#ff9966" draw:textarea-horizontal-align="justify" draw:textarea-vertical-align="middle" draw:auto-grow-height="false" fo:min-height="0cm" fo:min-width="0cm" fo:padding-top="0.125cm" fo:padding-bottom="0.125cm" fo:padding-left="0.25cm" fo:padding-right="0.25cm"/>
    </style:style>
    <style:style style:name="gr19" style:family="graphic" style:parent-style-name="standard">
      <style:graphic-properties draw:stroke="solid" svg:stroke-width="0cm" draw:marker-start-width="0.2cm" draw:marker-end-width="0.2cm" draw:fill="solid" draw:fill-color="#ffff66" draw:textarea-horizontal-align="justify" draw:textarea-vertical-align="middle" draw:auto-grow-height="false" fo:min-height="0cm" fo:min-width="0cm" fo:padding-top="0.125cm" fo:padding-bottom="0.125cm" fo:padding-left="0.25cm" fo:padding-right="0.25cm"/>
    </style:style>
    <style:style style:name="gr20" style:family="graphic" style:parent-style-name="standard">
      <style:graphic-properties draw:stroke="none" svg:stroke-width="0cm" svg:stroke-color="#000000" draw:marker-start-width="0.2cm" draw:marker-end-width="0.2cm" draw:fill="none" draw:fill-color="#ffffff" fo:min-height="0.867cm"/>
    </style:style>
    <style:style style:name="P1" style:family="paragraph">
      <style:paragraph-properties fo:margin-left="0cm" fo:margin-right="0cm" fo:line-height="93%" fo:text-align="center" text:enable-numbering="false" fo:text-indent="0cm" style:line-break="strict" style:writing-mode="lr-tb"/>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2pt"/>
    </style:style>
    <style:style style:name="P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Tahoma"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0pt"/>
    </style:style>
    <style:style style:name="P8" style:family="paragraph">
      <style:paragraph-properties fo:margin-left="0cm" fo:margin-right="0cm" fo:text-indent="0cm"/>
      <style:text-properties fo:font-size="18pt"/>
    </style:style>
    <style:style style:name="T1" style:family="text">
      <style:text-properties fo:color="#000000" fo:font-size="10pt" fo:language="en" fo:country="GB" style:font-size-asian="10pt" style:font-size-complex="10pt"/>
    </style:style>
    <style:style style:name="T2" style:family="text">
      <style:text-properties fo:font-size="22pt"/>
    </style:style>
    <style:style style:name="T3" style:family="text">
      <style:text-properties fo:font-size="10pt"/>
    </style:style>
    <style:style style:name="T4"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6.665cm" svg:height="6.223cm" svg:x="1.459cm" svg:y="7.938cm">
          <text:p text:style-name="P3"/>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942cm" svg:height="0.964cm" svg:x="8.401cm" svg:y="14.358cm">
          <text:p text:style-name="P1"><text:span text:style-name="T1">Optional RTL </text:span></text:p>
          <text:p text:style-name="P1"><text:span text:style-name="T1">test bench extensions</text:span></text:p>
          <draw:enhanced-geometry svg:viewBox="0 0 21600 21600" draw:mirror-horizontal="false" draw:mirror-vertical="false" draw:type="rectangle" draw:enhanced-path="M 0 0 L 21600 0 21600 21600 0 21600 0 0 Z N"/>
        </draw:custom-shape>
        <draw:rect draw:style-name="gr3" draw:text-style-name="P2" draw:layer="layout" svg:width="0.185cm" svg:height="3.241cm" svg:x="13.989cm" svg:y="11.807cm">
          <draw:glue-point draw:id="4" svg:x="-4.969cm" svg:y="-1.434cm"/>
          <text:p text:style-name="P3"/>
        </draw:rect>
        <draw:connector draw:style-name="gr3" draw:text-style-name="P2" draw:layer="layout" draw:type="line" svg:x1="13.343cm" svg:y1="11.207cm" svg:x2="14.861cm" svg:y2="11.207cm" draw:start-shape="id1" draw:start-glue-point="1" draw:end-shape="id2" draw:end-glue-point="3">
          <text:p text:style-name="P3"/>
        </draw:connector>
        <draw:connector draw:style-name="gr3" draw:text-style-name="P2" draw:layer="layout" draw:type="line" svg:x1="14.186cm" svg:y1="14.902cm" svg:x2="14.861cm" svg:y2="14.901cm" draw:end-shape="id3" draw:end-glue-point="3">
          <text:p text:style-name="P3"/>
        </draw:connector>
        <draw:custom-shape draw:style-name="gr4" draw:text-style-name="P1" draw:id="id10" draw:layer="layout" svg:width="1.905cm" svg:height="1.05cm" svg:x="21.59cm" svg:y="11.086cm">
          <text:p text:style-name="P1"><text:span text:style-name="T1">Firmware </text:span></text:p>
          <text:p text:style-name="P1"><text:span text:style-name="T1">Code</text:span></text:p>
          <draw:enhanced-geometry svg:viewBox="0 0 21600 21600" draw:mirror-horizontal="false" draw:mirror-vertical="false" draw:type="rectangle" draw:enhanced-path="M 0 0 L 21600 0 21600 21600 0 21600 0 0 Z N"/>
        </draw:custom-shape>
        <draw:custom-shape draw:style-name="gr5" draw:text-style-name="P1" draw:id="id5" draw:layer="layout" svg:width="1.905cm" svg:height="1.164cm" svg:x="21.59cm" svg:y="8.079cm">
          <text:p text:style-name="P1"><text:span text:style-name="T1">Cslc </text:span></text:p>
          <text:p text:style-name="P1"><text:span text:style-name="T1">generated</text:span></text:p>
          <text:p text:style-name="P1"><text:span text:style-name="T1">assemb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23.848cm" svg:y1="8.67cm" svg:x2="23.495cm" svg:y2="8.661cm" draw:start-shape="id4" draw:start-glue-point="3" draw:end-shape="id5" draw:end-glue-point="1">
          <text:p text:style-name="P3"/>
        </draw:connector>
        <draw:custom-shape draw:style-name="gr2" draw:text-style-name="P1" draw:id="id4" draw:layer="layout" svg:width="1.674cm" svg:height="1.14cm" svg:x="23.848cm" svg:y="8.1cm">
          <draw:glue-point draw:id="4" svg:x="-5cm" svg:y="-1.801cm"/>
          <draw:glue-point draw:id="5" svg:x="-5cm" svg:y="2.401cm"/>
          <text:p text:style-name="P1"><text:span text:style-name="T1"/></text:p>
          <text:p text:style-name="P1"><text:span text:style-name="T1">.asm</text:span></text:p>
          <text:p text:style-name="P1"><text:span text:style-name="T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id="id3" draw:layer="layout" svg:width="2.91cm" svg:height="0.633cm" svg:x="14.861cm" svg:y="14.585cm">
          <text:p text:style-name="P1"><text:span text:style-name="T1">RTL simula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7" draw:layer="layout" svg:width="3.028cm" svg:height="1.719cm" svg:x="14.802cm" svg:y="12.251cm">
          <text:p text:style-name="P1"><text:span text:style-name="T1">CSL </text:span></text:p>
          <text:p text:style-name="P1"><text:span text:style-name="T1">C++ </text:span></text:p>
          <text:p text:style-name="P1"><text:span text:style-name="T1">simulator </text:span></text:p>
          <text:p text:style-name="P1"><text:span text:style-name="T1">library</text:span></text:p>
          <draw:enhanced-geometry svg:viewBox="0 0 21600 21600" draw:mirror-horizontal="false" draw:mirror-vertical="false" draw:type="rectangle" draw:enhanced-path="M 0 0 L 21600 0 21600 21600 0 21600 0 0 Z N"/>
        </draw:custom-shape>
        <draw:connector draw:style-name="gr3" draw:text-style-name="P2" draw:layer="layout" svg:x1="16.315cm" svg:y1="10.322cm" svg:x2="16.316cm" svg:y2="10.839cm" draw:start-shape="id6" draw:start-glue-point="2" draw:end-shape="id2" draw:end-glue-point="0">
          <text:p text:style-name="P3"/>
        </draw:connector>
        <draw:connector draw:style-name="gr3" draw:text-style-name="P2" draw:layer="layout" svg:x1="16.316cm" svg:y1="12.251cm" svg:x2="16.316cm" svg:y2="11.576cm" draw:start-shape="id7" draw:start-glue-point="0" draw:end-shape="id2" draw:end-glue-point="2">
          <text:p text:style-name="P3"/>
        </draw:connector>
        <draw:connector draw:style-name="gr3" draw:text-style-name="P2" draw:layer="layout" draw:type="line" svg:x1="17.771cm" svg:y1="11.207cm" svg:x2="18.491cm" svg:y2="11.207cm" draw:start-shape="id2" draw:start-glue-point="1" draw:end-shape="id8" draw:end-glue-point="3">
          <text:p text:style-name="P3"/>
        </draw:connector>
        <draw:connector draw:style-name="gr8" draw:text-style-name="P2" draw:layer="layout" draw:type="line" svg:x1="17.771cm" svg:y1="14.901cm" svg:x2="18.491cm" svg:y2="14.893cm" draw:start-shape="id3" draw:start-glue-point="1" draw:end-shape="id9" draw:end-glue-point="3">
          <text:p text:style-name="P3"/>
        </draw:connector>
        <draw:connector draw:style-name="gr9" draw:text-style-name="P2" draw:layer="layout" svg:x1="20.328cm" svg:y1="11.207cm" svg:x2="20.328cm" svg:y2="14.893cm" draw:start-shape="id8" draw:start-glue-point="1" draw:end-shape="id9" draw:end-glue-point="1">
          <text:p text:style-name="P3"/>
        </draw:connector>
        <draw:connector draw:style-name="gr8" draw:text-style-name="P2" draw:layer="layout" draw:type="line" svg:x1="21.59cm" svg:y1="11.611cm" svg:x2="20.849cm" svg:y2="11.607cm" draw:start-shape="id10" draw:start-glue-point="3">
          <text:p text:style-name="P3"/>
        </draw:connector>
        <draw:connector draw:style-name="gr8" draw:text-style-name="P2" draw:layer="layout" draw:type="line" svg:x1="22.542cm" svg:y1="9.243cm" svg:x2="22.542cm" svg:y2="11.086cm" draw:start-shape="id5" draw:start-glue-point="2" draw:end-shape="id10" draw:end-glue-point="0">
          <text:p text:style-name="P3"/>
        </draw:connector>
        <draw:custom-shape draw:style-name="gr6" draw:text-style-name="P1" draw:id="id8" draw:layer="layout" svg:width="1.837cm" svg:height="1.359cm" svg:x="18.491cm" svg:y="10.528cm">
          <text:p text:style-name="P1"><text:span text:style-name="T1">C++ </text:span></text:p>
          <text:p text:style-name="P1"><text:span text:style-name="T1">Simulator</text:span></text:p>
          <text:p text:style-name="P1"><text:span text:style-name="T1">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id="id11" draw:layer="layout" svg:width="1.837cm" svg:height="1.342cm" svg:x="18.491cm" svg:y="12.376cm">
          <text:p text:style-name="P1"><text:span text:style-name="T1">Verify </text:span></text:p>
          <text:p text:style-name="P1"><text:span text:style-name="T1">equivalen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id="id9" draw:layer="layout" svg:width="1.837cm" svg:height="1.414cm" svg:x="18.491cm" svg:y="14.186cm">
          <text:p text:style-name="P1"><text:span text:style-name="T1">RTL</text:span></text:p>
          <text:p text:style-name="P1"><text:span text:style-name="T1">simulation</text:span></text:p>
          <text:p text:style-name="P1"><text:span text:style-name="T1">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2" draw:layer="layout" draw:type="line" svg:x1="19.409cm" svg:y1="11.887cm" svg:x2="19.409cm" svg:y2="12.376cm" draw:start-shape="id8" draw:start-glue-point="2" draw:end-shape="id11" draw:end-glue-point="0">
          <text:p text:style-name="P3"/>
        </draw:connector>
        <draw:connector draw:style-name="gr8" draw:text-style-name="P2" draw:layer="layout" draw:type="line" svg:x1="19.409cm" svg:y1="14.186cm" svg:x2="19.409cm" svg:y2="13.718cm" draw:start-shape="id9" draw:start-glue-point="0" draw:end-shape="id11" draw:end-glue-point="2">
          <text:p text:style-name="P3"/>
        </draw:connector>
        <draw:custom-shape draw:style-name="gr6" draw:text-style-name="P1" draw:id="id2" draw:layer="layout" svg:width="2.91cm" svg:height="0.737cm" svg:x="14.861cm" svg:y="10.839cm">
          <text:p text:style-name="P1"><text:span text:style-name="T1">C++ compi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3.139cm" svg:height="0.912cm" svg:x="14.746cm" svg:y="9.41cm">
          <text:p text:style-name="P1"><text:span text:style-name="T1">C++ algorithmic</text:span></text:p>
          <text:p text:style-name="P1"><text:span text:style-name="T1">simulator code</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4.942cm" svg:height="0.836cm" svg:x="8.401cm" svg:y="10.057cm">
          <text:p text:style-name="P1"><text:span text:style-name="T1">Generated documentation</text:span></text:p>
          <text:p text:style-name="P1"><text:span text:style-name="T1">HTML, PDF</text:span></text:p>
          <draw:enhanced-geometry svg:viewBox="0 0 21600 21600" draw:mirror-horizontal="false" draw:mirror-vertical="false" draw:type="rectangle" draw:enhanced-path="M 0 0 L 21600 0 21600 21600 0 21600 0 0 Z N"/>
        </draw:custom-shape>
        <draw:custom-shape draw:style-name="gr10" draw:text-style-name="P1" draw:id="id1" draw:layer="layout" svg:width="4.942cm" svg:height="0.635cm" svg:x="8.401cm" svg:y="10.89cm">
          <text:p text:style-name="P1"><text:span text:style-name="T1">Generated C++ code</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4.942cm" svg:height="0.665cm" svg:x="8.401cm" svg:y="12.431cm">
          <text:p text:style-name="P1"><text:span text:style-name="T1"><text:s/></text:span><text:span text:style-name="T1">Generated RTL code</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4.942cm" svg:height="0.961cm" svg:x="8.401cm" svg:y="11.539cm">
          <text:p text:style-name="P1"><text:span text:style-name="T1">Generated </text:span></text:p>
          <text:p text:style-name="P1"><text:span text:style-name="T1">RTL testbench code</text:span></text:p>
          <draw:enhanced-geometry svg:viewBox="0 0 21600 21600" draw:mirror-horizontal="false" draw:mirror-vertical="false" draw:type="rectangle" draw:enhanced-path="M 0 0 L 21600 0 21600 21600 0 21600 0 0 Z N"/>
        </draw:custom-shape>
        <draw:frame draw:style-name="gr11" draw:text-style-name="P4" draw:layer="layout" svg:width="3.389cm" svg:height="1.123cm" svg:x="1.716cm" svg:y="14.408cm">
          <draw:text-box>
            <text:p text:style-name="P3"><text:span text:style-name="T2">Solution</text:span></text:p>
          </draw:text-box>
        </draw:frame>
        <draw:line draw:style-name="gr12" draw:text-style-name="P2" draw:layer="layout" svg:x1="5.251cm" svg:y1="15.207cm" svg:x2="5.251cm" svg:y2="14.216cm">
          <text:p text:style-name="P3"/>
        </draw:line>
        <draw:connector draw:style-name="gr3" draw:text-style-name="P2" draw:layer="layout" draw:type="line" svg:x1="13.373cm" svg:y1="12.796cm" svg:x2="14cm" svg:y2="12.792cm">
          <text:p text:style-name="P3"/>
        </draw:connector>
        <draw:connector draw:style-name="gr3" draw:text-style-name="P2" draw:layer="layout" draw:type="line" svg:x1="13.374cm" svg:y1="14.796cm" svg:x2="14.001cm" svg:y2="14.792cm">
          <text:p text:style-name="P3"/>
        </draw:connector>
        <draw:connector draw:style-name="gr3" draw:text-style-name="P2" draw:layer="layout" draw:type="line" svg:x1="7.614cm" svg:y1="8.653cm" svg:x2="21.59cm" svg:y2="8.661cm" draw:end-shape="id5" draw:end-glue-point="3">
          <text:p text:style-name="P3"/>
        </draw:connector>
        <draw:custom-shape draw:style-name="gr10" draw:text-style-name="P1" draw:layer="layout" svg:width="4.942cm" svg:height="0.665cm" svg:x="8.401cm" svg:y="9.432cm">
          <text:p text:style-name="P1"><text:span text:style-name="T1">Status and error reports</text:span></text:p>
          <draw:enhanced-geometry svg:viewBox="0 0 21600 21600" draw:mirror-horizontal="false" draw:mirror-vertical="false" draw:type="rectangle" draw:enhanced-path="M 0 0 L 21600 0 21600 21600 0 21600 0 0 Z N"/>
        </draw:custom-shape>
        <draw:connector draw:style-name="gr3" draw:text-style-name="P2" draw:id="id12" draw:layer="layout" draw:type="line" svg:x1="7.775cm" svg:y1="12.796cm" svg:x2="8.402cm" svg:y2="12.792cm">
          <text:p text:style-name="P3"/>
        </draw:connector>
        <draw:connector draw:style-name="gr3" draw:text-style-name="P2" draw:layer="layout" draw:type="line" svg:x1="7.775cm" svg:y1="12.796cm" svg:x2="8.402cm" svg:y2="12.792cm" draw:start-shape="id12" draw:start-glue-point="2" draw:end-shape="id12" draw:end-glue-point="3">
          <text:p text:style-name="P3"/>
        </draw:connector>
        <draw:connector draw:style-name="gr13" draw:text-style-name="P5" draw:layer="layout" draw:type="line" svg:x1="5.241cm" svg:y1="9.474cm" svg:x2="5.951cm" svg:y2="9.474cm">
          <text:p text:style-name="P3"/>
        </draw:connector>
        <draw:custom-shape draw:style-name="gr2" draw:text-style-name="P1" draw:layer="layout" svg:width="3.682cm" svg:height="1.589cm" svg:x="1.775cm" svg:y="8.659cm">
          <text:p text:style-name="P1"><text:span text:style-name="T1">User generated</text:span></text:p>
          <text:p text:style-name="P1"><text:span text:style-name="T1">CSL files</text:span></text:p>
          <text:p text:style-name="P1"><text:span text:style-name="T1"/></text:p>
          <draw:enhanced-geometry svg:viewBox="0 0 21600 21600" draw:mirror-horizontal="false" draw:mirror-vertical="false" draw:type="rectangle" draw:enhanced-path="M 0 0 L 21600 0 21600 21600 0 21600 0 0 Z N"/>
        </draw:custom-shape>
        <draw:connector draw:style-name="gr3" draw:text-style-name="P2" draw:layer="layout" draw:type="line" svg:x1="7.776cm" svg:y1="11.996cm" svg:x2="8.403cm" svg:y2="11.992cm">
          <text:p text:style-name="P3"/>
        </draw:connector>
        <draw:connector draw:style-name="gr3" draw:text-style-name="P2" draw:layer="layout" draw:type="line" svg:x1="7.777cm" svg:y1="11.209cm" svg:x2="8.404cm" svg:y2="11.205cm">
          <text:p text:style-name="P3"/>
        </draw:connector>
        <draw:connector draw:style-name="gr3" draw:text-style-name="P2" draw:layer="layout" draw:type="line" svg:x1="7.778cm" svg:y1="10.496cm" svg:x2="8.405cm" svg:y2="10.492cm">
          <text:p text:style-name="P3"/>
        </draw:connector>
        <draw:connector draw:style-name="gr3" draw:text-style-name="P2" draw:layer="layout" draw:type="line" svg:x1="7.779cm" svg:y1="9.796cm" svg:x2="8.406cm" svg:y2="9.792cm">
          <text:p text:style-name="P3"/>
        </draw:connector>
        <draw:connector draw:style-name="gr14" draw:text-style-name="P5" draw:layer="layout" draw:type="line" svg:x1="5.242cm" svg:y1="11.174cm" svg:x2="5.952cm" svg:y2="11.174cm">
          <text:p text:style-name="P3"/>
        </draw:connector>
        <draw:connector draw:style-name="gr15" draw:text-style-name="P5" draw:layer="layout" draw:type="line" svg:x1="5.243cm" svg:y1="12.856cm" svg:x2="5.953cm" svg:y2="12.856cm">
          <text:p text:style-name="P3"/>
        </draw:connector>
        <draw:custom-shape draw:style-name="gr2" draw:text-style-name="P1" draw:layer="layout" svg:width="3.684cm" svg:height="1.596cm" svg:x="1.775cm" svg:y="10.38cm">
          <text:p text:style-name="P1"><text:span text:style-name="T1">CSL configurable</text:span></text:p>
          <text:p text:style-name="P1"><text:span text:style-name="T1">IP library</text:span></text:p>
          <draw:enhanced-geometry svg:viewBox="0 0 21600 21600" draw:mirror-horizontal="false" draw:mirror-vertical="false" draw:type="rectangle" draw:enhanced-path="M 0 0 L 21600 0 21600 21600 0 21600 0 0 Z N"/>
        </draw:custom-shape>
        <draw:connector draw:style-name="gr3" draw:text-style-name="P2" draw:layer="layout" draw:type="line" svg:x1="5.628cm" svg:y1="14.012cm" svg:x2="13.938cm" svg:y2="14.012cm" draw:start-shape="id13" draw:start-glue-point="2">
          <text:p text:style-name="P3"/>
        </draw:connector>
        <draw:line draw:style-name="gr16" draw:text-style-name="P2" draw:id="id13" draw:layer="layout" svg:x1="5.628cm" svg:y1="14.012cm" svg:x2="5.628cm" svg:y2="12.856cm">
          <text:p text:style-name="P3"/>
        </draw:line>
        <draw:custom-shape draw:style-name="gr6" draw:text-style-name="P1" draw:layer="layout" svg:width="1.889cm" svg:height="5.589cm" svg:x="5.943cm" svg:y="8.236cm">
          <text:p text:style-name="P1"><text:span text:style-name="T1">CSL </text:span></text:p>
          <text:p text:style-name="P1"><text:span text:style-name="T1">compi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683cm" svg:height="1.678cm" svg:x="1.775cm" svg:y="12.059cm">
          <text:p text:style-name="P1"><text:span text:style-name="T1">User written</text:span></text:p>
          <text:p text:style-name="P1"><text:span text:style-name="T1">Verilog files</text:span></text:p>
          <text:p text:style-name="P1"><text:span text:style-name="T1">(checked <text:s/>but not</text:span></text:p>
          <text:p text:style-name="P1"><text:span text:style-name="T1">compiled by cslc)</text:span></text:p>
          <draw:enhanced-geometry svg:viewBox="0 0 21600 21600" draw:mirror-horizontal="false" draw:mirror-vertical="false" draw:type="rectangle" draw:enhanced-path="M 0 0 L 21600 0 21600 21600 0 21600 0 0 Z N"/>
        </draw:custom-shape>
        <draw:custom-shape draw:style-name="gr17" draw:text-style-name="P7" draw:layer="layout" svg:width="3.146cm" svg:height="0.727cm" svg:x="22.507cm" svg:y="14.826cm">
          <text:p text:style-name="P6"><text:span text:style-name="T3">Generated by </text:span></text:p>
          <text:p text:style-name="P6"><text:span text:style-name="T3">CSL compiler</text:span></text:p>
          <draw:enhanced-geometry svg:viewBox="0 0 21600 21600" draw:mirror-horizontal="false" draw:mirror-vertical="false" draw:type="rectangle" draw:enhanced-path="M 0 0 L 21600 0 21600 21600 0 21600 0 0 Z N"/>
        </draw:custom-shape>
        <draw:custom-shape draw:style-name="gr18" draw:text-style-name="P7" draw:layer="layout" svg:width="3.145cm" svg:height="0.516cm" svg:x="22.508cm" svg:y="13.472cm">
          <text:p text:style-name="P6"><text:span text:style-name="T3">Written by engineer</text:span></text:p>
          <draw:enhanced-geometry svg:viewBox="0 0 21600 21600" draw:mirror-horizontal="false" draw:mirror-vertical="false" draw:type="rectangle" draw:enhanced-path="M 0 0 L 21600 0 21600 21600 0 21600 0 0 Z N"/>
        </draw:custom-shape>
        <draw:custom-shape draw:style-name="gr19" draw:text-style-name="P7" draw:layer="layout" svg:width="3.146cm" svg:height="0.494cm" svg:x="22.508cm" svg:y="14.129cm">
          <text:p text:style-name="P6"><text:span text:style-name="T3">Tool</text:span></text:p>
          <draw:enhanced-geometry svg:viewBox="0 0 21600 21600" draw:mirror-horizontal="false" draw:mirror-vertical="false" draw:type="rectangle" draw:enhanced-path="M 0 0 L 21600 0 21600 21600 0 21600 0 0 Z N"/>
        </draw:custom-shape>
        <draw:frame draw:style-name="gr20" draw:text-style-name="P8" draw:layer="layout" svg:width="4.459cm" svg:height="1.117cm" svg:x="9.021cm" svg:y="7.74cm">
          <draw:text-box>
            <text:p text:style-name="P3"><text:span text:style-name="T4">Figure 2</text:span></text:p>
          </draw:text-box>
        </draw:frame>
        <draw:connector draw:style-name="gr3" draw:text-style-name="P2" draw:layer="layout" draw:type="line" svg:x1="13.374cm" svg:y1="11.896cm" svg:x2="14.001cm" svg:y2="11.892cm">
          <text:p text:style-name="P3"/>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